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Nimbus Sans L" svg:font-family="'Nimbus Sans L', Arial"/>
    <style:font-face style:name="Courier New" svg:font-family="'Courier New'" style:font-family-generic="modern"/>
    <style:font-face style:name="Albany AMT" svg:font-family="'Albany AMT', Arial"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ommonBullets" svg:font-family="CommonBullets, Arial" style:font-family-generic="swiss" style:font-pitch="variable"/>
    <style:font-face style:name="Tahoma" svg:font-family="Tahoma" style:font-family-generic="swiss" style:font-pitch="variable"/>
    <style:font-face style:name="TheSansMonoConNormal" svg:font-family="TheSansMonoConNormal"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automatic-styles>
    <style:style style:name="Table1" style:family="table">
      <style:table-properties style:width="6in" table:align="left" style:writing-mode="lr-tb"/>
    </style:style>
    <style:style style:name="Table1.A" style:family="table-column">
      <style:table-column-properties style:column-width="1.5313in"/>
    </style:style>
    <style:style style:name="Table1.B" style:family="table-column">
      <style:table-column-properties style:column-width="4.4688in"/>
    </style:style>
    <style:style style:name="Table1.1" style:family="table-row">
      <style:table-row-properties style:keep-together="true" fo:keep-together="auto"/>
    </style:style>
    <style:style style:name="Table1.A1" style:family="table-cell">
      <style:table-cell-properties style:vertical-align="top" fo:padding="0in" fo:border="none" style:writing-mode="lr-tb"/>
    </style:style>
    <style:style style:name="Table2" style:family="table">
      <style:table-properties style:width="6in" table:align="left" style:writing-mode="lr-tb"/>
    </style:style>
    <style:style style:name="Table2.A" style:family="table-column">
      <style:table-column-properties style:column-width="0.9924in"/>
    </style:style>
    <style:style style:name="Table2.B" style:family="table-column">
      <style:table-column-properties style:column-width="1.1972in"/>
    </style:style>
    <style:style style:name="Table2.C" style:family="table-column">
      <style:table-column-properties style:column-width="3.8104in"/>
    </style:style>
    <style:style style:name="Table2.1" style:family="table-row">
      <style:table-row-properties style:keep-together="true" fo:keep-together="auto"/>
    </style:style>
    <style:style style:name="Table2.A1" style:family="table-cell">
      <style:table-cell-properties style:vertical-align="top" fo:padding="0in" fo:border="none" style:writing-mode="lr-tb"/>
    </style:style>
    <style:style style:name="Table3" style:family="table">
      <style:table-properties style:width="6.0014in" table:align="left" style:writing-mode="lr-tb"/>
    </style:style>
    <style:style style:name="Table3.A" style:family="table-column">
      <style:table-column-properties style:column-width="2in"/>
    </style:style>
    <style:style style:name="Table3.C" style:family="table-column">
      <style:table-column-properties style:column-width="2.0014in"/>
    </style:style>
    <style:style style:name="Table3.1" style:family="table-row">
      <style:table-row-properties style:keep-together="true" fo:keep-together="auto"/>
    </style:style>
    <style:style style:name="Table3.A1" style:family="table-cell">
      <style:table-cell-properties style:vertical-align="top" fo:padding="0.0382in" fo:border-left="0.0007in solid #000000" fo:border-right="none" fo:border-top="0.0007in solid #000000" fo:border-bottom="0.0007in solid #000000" style:writing-mode="lr-tb"/>
    </style:style>
    <style:style style:name="Table3.C1" style:family="table-cell">
      <style:table-cell-properties style:vertical-align="top" fo:padding="0.0382in" fo:border="0.0007in solid #000000" style:writing-mode="lr-tb"/>
    </style:style>
    <style:style style:name="Table3.A2" style:family="table-cell">
      <style:table-cell-properties style:vertical-align="top" fo:padding="0.0382in" fo:border-left="0.0007in solid #000000" fo:border-right="none" fo:border-top="none" fo:border-bottom="0.0007in solid #000000" style:writing-mode="lr-tb"/>
    </style:style>
    <style:style style:name="Table3.C2" style:family="table-cell">
      <style:table-cell-properties style:vertical-align="top" fo:padding="0.0382in" fo:border-left="0.0007in solid #000000" fo:border-right="0.0007in solid #000000" fo:border-top="none" fo:border-bottom="0.0007in solid #000000" style:writing-mode="lr-tb"/>
    </style:style>
    <style:style style:name="P1" style:family="paragraph" style:parent-style-name="Chapter_20_Number" style:master-page-name="Standard">
      <style:paragraph-properties style:page-number="auto"/>
    </style:style>
    <style:style style:name="P2" style:family="paragraph" style:parent-style-name="Body_20_Text">
      <style:paragraph-properties fo:margin-left="0in" fo:margin-right="0in" fo:line-height="0.1807in" fo:orphans="2" fo:widows="2" fo:hyphenation-ladder-count="no-limit" fo:text-indent="0.25in" style:auto-text-indent="false"/>
      <style:text-properties fo:hyphenate="false" fo:hyphenation-remain-char-count="2" fo:hyphenation-push-char-count="2"/>
    </style:style>
    <style:style style:name="P3" style:family="paragraph" style:parent-style-name="Body_20_Text">
      <style:paragraph-properties fo:margin-left="0in" fo:margin-right="0in" fo:line-height="0.1807in" fo:orphans="2" fo:widows="2" fo:hyphenation-ladder-count="no-limit" fo:text-indent="0.25in" style:auto-text-indent="false"/>
      <style:text-properties fo:hyphenate="false" fo:hyphenation-remain-char-count="2" fo:hyphenation-push-char-count="2"/>
    </style:style>
    <style:style style:name="P4" style:family="paragraph" style:parent-style-name="Body_20_Text_20_Cont">
      <style:text-properties fo:font-weight="bold" style:font-weight-asian="bold" style:font-weight-complex="bold"/>
    </style:style>
    <style:style style:name="P5" style:family="paragraph" style:parent-style-name="Table_20_Text">
      <style:paragraph-properties style:snap-to-layout-grid="false"/>
    </style:style>
    <style:style style:name="P6" style:family="paragraph" style:parent-style-name="Table_20_Head">
      <style:paragraph-properties style:snap-to-layout-grid="false"/>
    </style:style>
    <style:style style:name="P7" style:family="paragraph" style:parent-style-name="Table_20_Text_20_Last">
      <style:paragraph-properties style:snap-to-layout-grid="false"/>
    </style:style>
    <style:style style:name="P8" style:family="paragraph" style:parent-style-name="Body_20_Text">
      <style:paragraph-properties fo:margin-left="0in" fo:margin-right="0in" fo:line-height="0.1807in" fo:orphans="2" fo:widows="2" fo:hyphenation-ladder-count="no-limit" fo:text-indent="0.25in" style:auto-text-indent="false"/>
      <style:text-properties fo:hyphenate="false" fo:hyphenation-remain-char-count="2" fo:hyphenation-push-char-count="2"/>
    </style:style>
    <style:style style:name="P9" style:family="paragraph" style:parent-style-name="Bullet" style:list-style-name="WW8Num2">
      <style:paragraph-properties fo:margin-left="0.4in" fo:margin-right="0in" fo:text-indent="0in" style:auto-text-indent="false">
        <style:tab-stops>
          <style:tab-stop style:position="0.9in"/>
        </style:tab-stops>
      </style:paragraph-properties>
    </style:style>
    <style:style style:name="P10" style:family="paragraph" style:parent-style-name="Bullet_20_First" style:list-style-name="WW8Num2">
      <style:paragraph-properties fo:margin-left="0.4in" fo:margin-right="0in" fo:text-indent="0in" style:auto-text-indent="false">
        <style:tab-stops>
          <style:tab-stop style:position="0.9in"/>
        </style:tab-stops>
      </style:paragraph-properties>
    </style:style>
    <style:style style:name="P11" style:family="paragraph" style:parent-style-name="Bullet_20_First" style:list-style-name="WW8Num3">
      <style:paragraph-properties fo:margin-left="0.4in" fo:margin-right="0in" fo:text-indent="0in" style:auto-text-indent="false">
        <style:tab-stops>
          <style:tab-stop style:position="0.9in"/>
        </style:tab-stops>
      </style:paragraph-properties>
    </style:style>
    <style:style style:name="P12" style:family="paragraph" style:parent-style-name="Bullet_20_Last" style:list-style-name="WW8Num3">
      <style:paragraph-properties fo:margin-left="0.4in" fo:margin-right="0in" fo:text-indent="0in" style:auto-text-indent="false">
        <style:tab-stops>
          <style:tab-stop style:position="0.9in"/>
        </style:tab-stops>
      </style:paragraph-properties>
    </style:style>
    <style:style style:name="P13" style:family="paragraph" style:parent-style-name="Chapter_20_Number" style:master-page-name="Standard">
      <style:paragraph-properties style:page-number="auto"/>
    </style:style>
    <style:style style:name="T1" style:family="text"/>
    <style:style style:name="T2" style:family="text">
      <style:text-properties text:display="none"/>
    </style:style>
    <style:style style:name="T3" style:family="text">
      <style:text-properties fo:font-weight="bold" style:font-weight-asian="bold" style:font-weight-complex="bold"/>
    </style:style>
    <style:style style:name="T4" style:family="text">
      <style:text-properties fo:font-style="italic" style:font-style-asian="italic" style:font-style-complex="italic"/>
    </style:style>
    <style:style style:name="T5" style:family="text">
      <style:text-properties fo:font-weight="bold" style:font-weight-asian="bold" style:font-weight-complex="bold"/>
    </style:style>
    <style:style style:name="T6" style:family="text">
      <style:text-properties text:display="none"/>
    </style:style>
    <style:style style:name="T7" style:family="text">
      <style:text-properties style:use-window-font-color="true" style:font-name="Times New Roman" fo:language="en" fo:country="US" style:font-name-asian="Arial" style:font-name-complex="Times New Roman" style:font-size-complex="10pt" style:language-complex="ar" style:country-complex="SA"/>
    </style:style>
    <number:number-style style:name="N0">
      <number:number number:min-integer-digits="1"/>
    </number:number-style>
  </office:automatic-styles>
  <office:body>
    <office:text text:use-soft-page-breaks="true">
      <office:forms form:automatic-focus="false" form:apply-design-mode="false"/>
      <text:tracked-changes>
        <text:changed-region text:id="ct172254336">
          <text:insertion>
            <office:change-info>
              <dc:creator>Ray Lischner</dc:creator>
              <dc:date>2008-09-12T22:14:00</dc:date>
            </office:change-info>
          </text:insertion>
        </text:changed-region>
        <text:changed-region text:id="ct172481808">
          <text:deletion>
            <office:change-info>
              <dc:creator>Ray Lischner</dc:creator>
              <dc:date>2008-09-12T22:14:00</dc:date>
            </office:change-info>
            <text:p text:style-name="P1">54</text:p>
          </text:deletion>
        </text:changed-region>
        <text:changed-region text:id="ct161452744">
          <text:deletion>
            <office:change-info>
              <dc:creator>Matthew Moodie</dc:creator>
              <dc:date>2008-09-04T15:19:00</dc:date>
            </office:change-info>
            <text:p text:style-name="Body_20_Text_20_First">,</text:p>
          </text:deletion>
        </text:changed-region>
        <text:changed-region text:id="ct161363176">
          <text:deletion>
            <office:change-info>
              <dc:creator>Ray Lischner</dc:creator>
              <dc:date>2008-09-09T21:15:00</dc:date>
            </office:change-info>
            <text:p text:style-name="Body_20_Text">5</text:p>
          </text:deletion>
        </text:changed-region>
        <text:changed-region text:id="ct161480576">
          <text:insertion>
            <office:change-info>
              <dc:creator>Ray Lischner</dc:creator>
              <dc:date>2008-09-09T21:15:00</dc:date>
            </office:change-info>
          </text:insertion>
        </text:changed-region>
        <text:changed-region text:id="ct173196272">
          <text:insertion>
            <office:change-info>
              <dc:creator>Ray Lischner</dc:creator>
              <dc:date>2008-09-12T22:15:00</dc:date>
            </office:change-info>
          </text:insertion>
        </text:changed-region>
        <text:changed-region text:id="ct172590232">
          <text:deletion>
            <office:change-info>
              <dc:creator>Ray Lischner</dc:creator>
              <dc:date>2008-09-12T22:15:00</dc:date>
            </office:change-info>
            <text:p text:style-name="Body_20_Text">54</text:p>
          </text:deletion>
        </text:changed-region>
        <text:changed-region text:id="ct173368264">
          <text:deletion>
            <office:change-info>
              <dc:creator>Ray Lischner</dc:creator>
              <dc:date>2008-09-12T22:15:00</dc:date>
            </office:change-info>
            <text:p text:style-name="Table_20_Caption">54</text:p>
          </text:deletion>
        </text:changed-region>
        <text:changed-region text:id="ct162297128">
          <text:insertion>
            <office:change-info>
              <dc:creator>Ray Lischner</dc:creator>
              <dc:date>2008-09-12T22:15:00</dc:date>
            </office:change-info>
          </text:insertion>
        </text:changed-region>
        <text:changed-region text:id="ct161363272">
          <text:deletion>
            <office:change-info>
              <dc:creator>Ray Lischner</dc:creator>
              <dc:date>2008-09-09T21:16:00</dc:date>
            </office:change-info>
            <text:p text:style-name="Bullet"><text:s/>or</text:p>
          </text:deletion>
        </text:changed-region>
        <text:changed-region text:id="ct161434096">
          <text:insertion>
            <office:change-info>
              <dc:creator>Ray Lischner</dc:creator>
              <dc:date>2008-09-09T21:16:00</dc:date>
            </office:change-info>
          </text:insertion>
        </text:changed-region>
        <text:changed-region text:id="ct161672600">
          <text:insertion>
            <office:change-info>
              <dc:creator>Ray Lischner</dc:creator>
              <dc:date>2008-09-09T21:16:00</dc:date>
            </office:change-info>
          </text:insertion>
        </text:changed-region>
        <text:changed-region text:id="ct161147080">
          <text:format-change>
            <office:change-info>
              <dc:creator>Matthew Moodie</dc:creator>
              <dc:date>2008-09-04T15:25:00</dc:date>
            </office:change-info>
          </text:format-change>
        </text:changed-region>
        <text:changed-region text:id="ct161478040">
          <text:insertion>
            <office:change-info>
              <dc:creator>Matthew Moodie</dc:creator>
              <dc:date>2008-09-04T15:36:00</dc:date>
            </office:change-info>
          </text:insertion>
        </text:changed-region>
        <text:changed-region text:id="ct161434208">
          <text:deletion>
            <office:change-info>
              <dc:creator>Matthew Moodie</dc:creator>
              <dc:date>2008-09-04T15:36:00</dc:date>
            </office:change-info>
            <text:p text:style-name="Body_20_Text">NIX</text:p>
          </text:deletion>
        </text:changed-region>
        <text:changed-region text:id="ct161416640">
          <text:insertion>
            <office:change-info>
              <dc:creator>Francis Glassborow</dc:creator>
              <dc:date>2007-06-14T11:45:00</dc:date>
            </office:change-info>
          </text:insertion>
        </text:changed-region>
        <text:changed-region text:id="ct161431632">
          <text:deletion>
            <office:change-info>
              <dc:creator>Francis Glassborow</dc:creator>
              <dc:date>2007-06-14T11:45:00</dc:date>
            </office:change-info>
            <text:p text:style-name="Body_20_Text"><text:span text:style-name="Code_20_Inline">&lt;&lt;</text:span></text:p>
          </text:deletion>
        </text:changed-region>
        <text:changed-region text:id="ct159606720">
          <text:deletion>
            <office:change-info>
              <dc:creator>Francis Glassborow</dc:creator>
              <dc:date>2007-06-14T11:46:00</dc:date>
            </office:change-info>
            <text:p text:style-name="Body_20_Text">Also, the </text:p>
          </text:deletion>
        </text:changed-region>
        <text:changed-region text:id="ct162321768">
          <text:deletion>
            <office:change-info>
              <dc:creator>Ray Lischner</dc:creator>
              <dc:date>2008-09-12T22:15:00</dc:date>
            </office:change-info>
            <text:p text:style-name="Body_20_Text">54</text:p>
          </text:deletion>
        </text:changed-region>
        <text:changed-region text:id="ct172539072">
          <text:insertion>
            <office:change-info>
              <dc:creator>Ray Lischner</dc:creator>
              <dc:date>2008-09-12T22:15:00</dc:date>
            </office:change-info>
          </text:insertion>
        </text:changed-region>
        <text:changed-region text:id="ct162343696">
          <text:deletion>
            <office:change-info>
              <dc:creator>Ray Lischner</dc:creator>
              <dc:date>2008-09-12T22:15:00</dc:date>
            </office:change-info>
            <text:p text:style-name="Code_20_Caption">54</text:p>
          </text:deletion>
        </text:changed-region>
        <text:changed-region text:id="ct172376192">
          <text:insertion>
            <office:change-info>
              <dc:creator>Ray Lischner</dc:creator>
              <dc:date>2008-09-12T22:15:00</dc:date>
            </office:change-info>
          </text:insertion>
        </text:changed-region>
        <text:changed-region text:id="ct173369272">
          <text:deletion>
            <office:change-info>
              <dc:creator>Ray Lischner</dc:creator>
              <dc:date>2008-09-12T22:15:00</dc:date>
            </office:change-info>
            <text:p text:style-name="Body_20_Text_20_First">54</text:p>
          </text:deletion>
        </text:changed-region>
        <text:changed-region text:id="ct162336608">
          <text:insertion>
            <office:change-info>
              <dc:creator>Ray Lischner</dc:creator>
              <dc:date>2008-09-12T22:15:00</dc:date>
            </office:change-info>
          </text:insertion>
        </text:changed-region>
        <text:changed-region text:id="ct172366840">
          <text:deletion>
            <office:change-info>
              <dc:creator>Ray Lischner</dc:creator>
              <dc:date>2008-09-12T22:15:00</dc:date>
            </office:change-info>
            <text:p text:style-name="Table_20_Caption">54</text:p>
          </text:deletion>
        </text:changed-region>
        <text:changed-region text:id="ct173440792">
          <text:insertion>
            <office:change-info>
              <dc:creator>Ray Lischner</dc:creator>
              <dc:date>2008-09-12T22:15:00</dc:date>
            </office:change-info>
          </text:insertion>
        </text:changed-region>
        <text:changed-region text:id="ct161425384">
          <text:deletion>
            <office:change-info>
              <dc:creator>Matthew Moodie</dc:creator>
              <dc:date>2008-09-05T11:06:00</dc:date>
            </office:change-info>
            <text:p text:style-name="Body_20_Text">If this issue is a little too abstract for you,</text:p>
          </text:deletion>
        </text:changed-region>
        <text:changed-region text:id="ct159543688">
          <text:insertion>
            <office:change-info>
              <dc:creator>Matthew Moodie</dc:creator>
              <dc:date>2008-09-05T11:06:00</dc:date>
            </office:change-info>
          </text:insertion>
        </text:changed-region>
        <text:changed-region text:id="ct161339320">
          <text:insertion>
            <office:change-info>
              <dc:creator>Matthew Moodie</dc:creator>
              <dc:date>2008-09-05T11:06:00</dc:date>
            </office:change-info>
          </text:insertion>
        </text:changed-region>
        <text:changed-region text:id="ct173648472">
          <text:deletion>
            <office:change-info>
              <dc:creator>Ray Lischner</dc:creator>
              <dc:date>2008-09-12T22:18:00</dc:date>
            </office:change-info>
            <text:p text:style-name="Body_20_Text">54</text:p>
          </text:deletion>
        </text:changed-region>
        <text:changed-region text:id="ct173568096">
          <text:insertion>
            <office:change-info>
              <dc:creator>Ray Lischner</dc:creator>
              <dc:date>2008-09-12T22:18:00</dc:date>
            </office:change-info>
          </text:insertion>
        </text:changed-region>
        <text:changed-region text:id="ct172531256">
          <text:deletion>
            <office:change-info>
              <dc:creator>Ray Lischner</dc:creator>
              <dc:date>2008-09-12T22:16:00</dc:date>
            </office:change-info>
            <text:p text:style-name="Body_20_Text">54</text:p>
          </text:deletion>
        </text:changed-region>
        <text:changed-region text:id="ct173448960">
          <text:insertion>
            <office:change-info>
              <dc:creator>Ray Lischner</dc:creator>
              <dc:date>2008-09-12T22:16:00</dc:date>
            </office:change-info>
          </text:insertion>
        </text:changed-region>
        <text:changed-region text:id="ct172438072">
          <text:deletion>
            <office:change-info>
              <dc:creator>Ray Lischner</dc:creator>
              <dc:date>2008-09-12T22:15:00</dc:date>
            </office:change-info>
            <text:p text:style-name="Code_20_Caption">54</text:p>
          </text:deletion>
        </text:changed-region>
        <text:changed-region text:id="ct172454032">
          <text:insertion>
            <office:change-info>
              <dc:creator>Ray Lischner</dc:creator>
              <dc:date>2008-09-12T22:15:00</dc:date>
            </office:change-info>
          </text:insertion>
        </text:changed-region>
        <text:changed-region text:id="ct170734576">
          <text:insertion>
            <office:change-info>
              <dc:creator>Ray Lischner</dc:creator>
              <dc:date>2008-09-12T22:25:00</dc:date>
            </office:change-info>
          </text:insertion>
        </text:changed-region>
        <text:changed-region text:id="ct165545168">
          <text:deletion>
            <office:change-info>
              <dc:creator>Ray Lischner</dc:creator>
              <dc:date>2008-09-12T22:24:00</dc:date>
            </office:change-info>
            <text:p text:style-name="Code">3</text:p>
          </text:deletion>
        </text:changed-region>
        <text:changed-region text:id="ct172534472">
          <text:deletion>
            <office:change-info>
              <dc:creator>Ray Lischner</dc:creator>
              <dc:date>2008-09-12T22:16:00</dc:date>
            </office:change-info>
            <text:p text:style-name="Body_20_Text">54</text:p>
          </text:deletion>
        </text:changed-region>
        <text:changed-region text:id="ct172089840">
          <text:insertion>
            <office:change-info>
              <dc:creator>Ray Lischner</dc:creator>
              <dc:date>2008-09-12T22:16:00</dc:date>
            </office:change-info>
          </text:insertion>
        </text:changed-region>
        <text:changed-region text:id="ct173586144">
          <text:deletion>
            <office:change-info>
              <dc:creator>Ray Lischner</dc:creator>
              <dc:date>2008-09-12T22:16:00</dc:date>
            </office:change-info>
            <text:p text:style-name="Code_20_Caption"><text:span text:style-name="T2">.txt</text:span></text:p>
          </text:deletion>
        </text:changed-region>
        <text:changed-region text:id="ct173660144">
          <text:insertion>
            <office:change-info>
              <dc:creator>Ray Lischner</dc:creator>
              <dc:date>2008-09-12T22:16:00</dc:date>
            </office:change-info>
          </text:insertion>
        </text:changed-region>
        <text:changed-region text:id="ct172278232">
          <text:insertion>
            <office:change-info>
              <dc:creator>Ray Lischner</dc:creator>
              <dc:date>2008-09-12T22:16:00</dc:date>
            </office:change-info>
          </text:insertion>
        </text:changed-region>
        <text:changed-region text:id="ct172088664">
          <text:deletion>
            <office:change-info>
              <dc:creator>Ray Lischner</dc:creator>
              <dc:date>2008-09-12T22:16:00</dc:date>
            </office:change-info>
            <text:p text:style-name="Code_20_Caption">54</text:p>
          </text:deletion>
        </text:changed-region>
        <text:changed-region text:id="ct172258184">
          <text:deletion>
            <office:change-info>
              <dc:creator>Ray Lischner</dc:creator>
              <dc:date>2008-09-12T22:18:00</dc:date>
            </office:change-info>
            <text:p text:style-name="Code_20_Caption">54</text:p>
          </text:deletion>
        </text:changed-region>
        <text:changed-region text:id="ct173763768">
          <text:insertion>
            <office:change-info>
              <dc:creator>Ray Lischner</dc:creator>
              <dc:date>2008-09-12T22:18:00</dc:date>
            </office:change-info>
          </text:insertion>
        </text:changed-region>
        <text:changed-region text:id="ct162312504">
          <text:deletion>
            <office:change-info>
              <dc:creator>Ray Lischner</dc:creator>
              <dc:date>2008-09-12T22:16:00</dc:date>
            </office:change-info>
            <text:p text:style-name="Body_20_Text">54</text:p>
          </text:deletion>
        </text:changed-region>
        <text:changed-region text:id="ct173498392">
          <text:insertion>
            <office:change-info>
              <dc:creator>Ray Lischner</dc:creator>
              <dc:date>2008-09-12T22:16:00</dc:date>
            </office:change-info>
          </text:insertion>
        </text:changed-region>
        <text:changed-region text:id="ct159557040">
          <text:insertion>
            <office:change-info>
              <dc:creator>Ray Lischner</dc:creator>
              <dc:date>2008-09-09T21:19:00</dc:date>
            </office:change-info>
          </text:insertion>
        </text:changed-region>
        <text:changed-region text:id="ct159556640">
          <text:deletion>
            <office:change-info>
              <dc:creator>Ray Lischner</dc:creator>
              <dc:date>2008-09-09T21:19:00</dc:date>
            </office:change-info>
            <text:p text:style-name="Body_20_Text">T</text:p>
          </text:deletion>
        </text:changed-region>
        <text:changed-region text:id="ct159558440">
          <text:insertion>
            <office:change-info>
              <dc:creator>Ray Lischner</dc:creator>
              <dc:date>2008-09-09T21:19:00</dc:date>
            </office:change-info>
          </text:insertion>
        </text:changed-region>
        <text:changed-region text:id="ct161154224">
          <text:deletion>
            <office:change-info>
              <dc:creator>Ray Lischner</dc:creator>
              <dc:date>2008-09-09T21:19:00</dc:date>
            </office:change-info>
            <text:p text:style-name="Body_20_Text">must </text:p>
          </text:deletion>
        </text:changed-region>
        <text:changed-region text:id="ct159558944">
          <text:deletion>
            <office:change-info>
              <dc:creator>Matthew Moodie</dc:creator>
              <dc:date>2008-09-05T11:08:00</dc:date>
            </office:change-info>
            <text:p text:style-name="Body_20_Text">.</text:p>
          </text:deletion>
        </text:changed-region>
        <text:changed-region text:id="ct159558672">
          <text:insertion>
            <office:change-info>
              <dc:creator>Matthew Moodie</dc:creator>
              <dc:date>2008-09-05T11:08:00</dc:date>
            </office:change-info>
          </text:insertion>
        </text:changed-region>
        <text:changed-region text:id="ct159558768">
          <text:insertion>
            <office:change-info>
              <dc:creator>Matthew Moodie</dc:creator>
              <dc:date>2008-09-05T11:08:00</dc:date>
            </office:change-info>
          </text:insertion>
        </text:changed-region>
        <text:changed-region text:id="ct159559752">
          <text:deletion>
            <office:change-info>
              <dc:creator>Matthew Moodie</dc:creator>
              <dc:date>2008-09-05T11:08:00</dc:date>
            </office:change-info>
            <text:p text:style-name="Body_20_Text">Y</text:p>
          </text:deletion>
        </text:changed-region>
        <text:changed-region text:id="ct159557640">
          <text:insertion>
            <office:change-info>
              <dc:creator>Matthew Moodie</dc:creator>
              <dc:date>2008-09-05T11:08:00</dc:date>
            </office:change-info>
          </text:insertion>
        </text:changed-region>
        <text:changed-region text:id="ct159560760">
          <text:insertion>
            <office:change-info>
              <dc:creator>Ray Lischner</dc:creator>
              <dc:date>2008-09-09T21:19:00</dc:date>
            </office:change-info>
          </text:insertion>
        </text:changed-region>
        <text:changed-region text:id="ct159560312">
          <text:insertion>
            <office:change-info>
              <dc:creator>Ray Lischner</dc:creator>
              <dc:date>2008-09-11T22:50:00</dc:date>
            </office:change-info>
          </text:insertion>
        </text:changed-region>
        <text:changed-region text:id="ct161676512">
          <text:deletion>
            <office:change-info>
              <dc:creator>Ray Lischner</dc:creator>
              <dc:date>2008-09-09T21:19:00</dc:date>
            </office:change-info>
            <text:p text:style-name="Body_20_Text">Listing 54-<text:bookmark-ref text:reference-format="text" text:ref-name="Ref_charsets_listing">2</text:bookmark-ref> </text:p>
          </text:deletion>
        </text:changed-region>
        <text:changed-region text:id="ct159557864">
          <text:deletion>
            <office:change-info>
              <dc:creator>Ray Lischner</dc:creator>
              <dc:date>2008-09-11T22:50:00</dc:date>
            </office:change-info>
            <text:p text:style-name="Body_20_Text">it</text:p>
          </text:deletion>
        </text:changed-region>
        <text:changed-region text:id="ct159557736">
          <text:deletion>
            <office:change-info>
              <dc:creator>Matthew Moodie</dc:creator>
              <dc:date>2008-09-05T11:11:00</dc:date>
            </office:change-info>
            <text:p text:style-name="Note_2f_Tip_2f_Caution">(</text:p>
          </text:deletion>
        </text:changed-region>
        <text:changed-region text:id="ct161255576">
          <text:insertion>
            <office:change-info>
              <dc:creator>Matthew Moodie</dc:creator>
              <dc:date>2008-09-05T11:11:00</dc:date>
            </office:change-info>
          </text:insertion>
        </text:changed-region>
        <text:changed-region text:id="ct161255224">
          <text:insertion>
            <office:change-info>
              <dc:creator>Francis Glassborow</dc:creator>
              <dc:date>2007-06-14T11:55:00</dc:date>
            </office:change-info>
          </text:insertion>
        </text:changed-region>
        <text:changed-region text:id="ct161429504">
          <text:deletion>
            <office:change-info>
              <dc:creator>Francis Glassborow</dc:creator>
              <dc:date>2007-06-14T11:55:00</dc:date>
            </office:change-info>
            <text:p text:style-name="Note_2f_Tip_2f_Caution">s</text:p>
          </text:deletion>
        </text:changed-region>
        <text:changed-region text:id="ct161429840">
          <text:insertion>
            <office:change-info>
              <dc:creator>Francis Glassborow</dc:creator>
              <dc:date>2007-06-14T11:56:00</dc:date>
            </office:change-info>
          </text:insertion>
        </text:changed-region>
        <text:changed-region text:id="ct159620672">
          <text:deletion>
            <office:change-info>
              <dc:creator>Francis Glassborow</dc:creator>
              <dc:date>2007-06-14T11:56:00</dc:date>
            </office:change-info>
            <text:p text:style-name="Note_2f_Tip_2f_Caution">s</text:p>
          </text:deletion>
        </text:changed-region>
        <text:changed-region text:id="ct161201184">
          <text:deletion>
            <office:change-info>
              <dc:creator>Matthew Moodie</dc:creator>
              <dc:date>2008-09-05T11:12:00</dc:date>
            </office:change-info>
            <text:p text:style-name="Note_2f_Tip_2f_Caution">)</text:p>
          </text:deletion>
        </text:changed-region>
        <text:changed-region text:id="ct173513768">
          <text:deletion>
            <office:change-info>
              <dc:creator>Ray Lischner</dc:creator>
              <dc:date>2008-09-12T22:17:00</dc:date>
            </office:change-info>
            <text:p text:style-name="P2">54</text:p>
          </text:deletion>
        </text:changed-region>
        <text:changed-region text:id="ct173457712">
          <text:insertion>
            <office:change-info>
              <dc:creator>Ray Lischner</dc:creator>
              <dc:date>2008-09-12T22:17:00</dc:date>
            </office:change-info>
          </text:insertion>
        </text:changed-region>
        <text:changed-region text:id="ct173616232">
          <text:deletion>
            <office:change-info>
              <dc:creator>Ray Lischner</dc:creator>
              <dc:date>2008-09-12T22:17:00</dc:date>
            </office:change-info>
            <text:p text:style-name="Code_20_Caption">54</text:p>
          </text:deletion>
        </text:changed-region>
        <text:changed-region text:id="ct172475336">
          <text:insertion>
            <office:change-info>
              <dc:creator>Ray Lischner</dc:creator>
              <dc:date>2008-09-12T22:17:00</dc:date>
            </office:change-info>
          </text:insertion>
        </text:changed-region>
        <text:changed-region text:id="ct173753368">
          <text:deletion>
            <office:change-info>
              <dc:creator>Ray Lischner</dc:creator>
              <dc:date>2008-09-12T22:18:00</dc:date>
            </office:change-info>
            <text:p text:style-name="Body_20_Text_20_Cont">54</text:p>
          </text:deletion>
        </text:changed-region>
        <text:changed-region text:id="ct172462320">
          <text:insertion>
            <office:change-info>
              <dc:creator>Ray Lischner</dc:creator>
              <dc:date>2008-09-12T22:18:00</dc:date>
            </office:change-info>
          </text:insertion>
        </text:changed-region>
        <text:changed-region text:id="ct-1449654288">
          <text:deletion>
            <office:change-info>
              <dc:creator>Ray Lischner</dc:creator>
              <dc:date>2008-09-12T22:18:00</dc:date>
            </office:change-info>
            <text:p text:style-name="Code_20_Caption"><text:span text:style-name="T2">.func</text:span></text:p>
          </text:deletion>
        </text:changed-region>
        <text:changed-region text:id="ct173617080">
          <text:insertion>
            <office:change-info>
              <dc:creator>Ray Lischner</dc:creator>
              <dc:date>2008-09-12T22:18:00</dc:date>
            </office:change-info>
          </text:insertion>
        </text:changed-region>
        <text:changed-region text:id="ct-1450171264">
          <text:deletion>
            <office:change-info>
              <dc:creator>Ray Lischner</dc:creator>
              <dc:date>2008-09-12T22:18:00</dc:date>
            </office:change-info>
            <text:p text:style-name="Code_20_Caption">54</text:p>
          </text:deletion>
        </text:changed-region>
        <text:changed-region text:id="ct173794776">
          <text:insertion>
            <office:change-info>
              <dc:creator>Ray Lischner</dc:creator>
              <dc:date>2008-09-12T22:18:00</dc:date>
            </office:change-info>
          </text:insertion>
        </text:changed-region>
        <text:changed-region text:id="ct173461144">
          <text:deletion>
            <office:change-info>
              <dc:creator>Ray Lischner</dc:creator>
              <dc:date>2008-09-12T22:17:00</dc:date>
            </office:change-info>
            <text:p text:style-name="Body_20_Text">54</text:p>
          </text:deletion>
        </text:changed-region>
        <text:changed-region text:id="ct173649448">
          <text:insertion>
            <office:change-info>
              <dc:creator>Ray Lischner</dc:creator>
              <dc:date>2008-09-12T22:17:00</dc:date>
            </office:change-info>
          </text:insertion>
        </text:changed-region>
        <text:changed-region text:id="ct173464840">
          <text:deletion>
            <office:change-info>
              <dc:creator>Ray Lischner</dc:creator>
              <dc:date>2008-09-12T22:17:00</dc:date>
            </office:change-info>
            <text:p text:style-name="Code_20_Caption">54</text:p>
          </text:deletion>
        </text:changed-region>
        <text:changed-region text:id="ct173497080">
          <text:insertion>
            <office:change-info>
              <dc:creator>Ray Lischner</dc:creator>
              <dc:date>2008-09-12T22:17:00</dc:date>
            </office:change-info>
          </text:insertion>
        </text:changed-region>
        <text:changed-region text:id="ct173645808">
          <text:deletion>
            <office:change-info>
              <dc:creator>Ray Lischner</dc:creator>
              <dc:date>2008-09-12T22:17:00</dc:date>
            </office:change-info>
            <text:p text:style-name="Body_20_Text_20_Cont">54</text:p>
          </text:deletion>
        </text:changed-region>
        <text:changed-region text:id="ct172441104">
          <text:insertion>
            <office:change-info>
              <dc:creator>Ray Lischner</dc:creator>
              <dc:date>2008-09-12T22:17:00</dc:date>
            </office:change-info>
          </text:insertion>
        </text:changed-region>
        <text:changed-region text:id="ct173618848">
          <text:deletion>
            <office:change-info>
              <dc:creator>Ray Lischner</dc:creator>
              <dc:date>2008-09-12T22:17:00</dc:date>
            </office:change-info>
            <text:p text:style-name="Table_20_Caption">54</text:p>
          </text:deletion>
        </text:changed-region>
        <text:changed-region text:id="ct173617592">
          <text:insertion>
            <office:change-info>
              <dc:creator>Ray Lischner</dc:creator>
              <dc:date>2008-09-12T22:17:00</dc:date>
            </office:change-info>
          </text:insertion>
        </text:changed-region>
        <text:changed-region text:id="ct173522880">
          <text:deletion>
            <office:change-info>
              <dc:creator>Ray Lischner</dc:creator>
              <dc:date>2008-09-12T22:17:00</dc:date>
            </office:change-info>
            <text:p text:style-name="Body_20_Text_20_Cont">54</text:p>
          </text:deletion>
        </text:changed-region>
        <text:changed-region text:id="ct172444832">
          <text:insertion>
            <office:change-info>
              <dc:creator>Ray Lischner</dc:creator>
              <dc:date>2008-09-12T22:17:00</dc:date>
            </office:change-info>
          </text:insertion>
        </text:changed-region>
        <text:changed-region text:id="ct171054336">
          <text:deletion>
            <office:change-info>
              <dc:creator>Ray Lischner</dc:creator>
              <dc:date>2008-09-12T22:17:00</dc:date>
            </office:change-info>
            <text:p text:style-name="Body_20_Text_20_Cont"><text:span text:style-name="T3">54</text:span></text:p>
          </text:deletion>
        </text:changed-region>
        <text:changed-region text:id="ct173662184">
          <text:insertion>
            <office:change-info>
              <dc:creator>Ray Lischner</dc:creator>
              <dc:date>2008-09-12T22:17:00</dc:date>
            </office:change-info>
          </text:insertion>
        </text:changed-region>
        <text:changed-region text:id="ct173576608">
          <text:deletion>
            <office:change-info>
              <dc:creator>Ray Lischner</dc:creator>
              <dc:date>2008-09-12T22:17:00</dc:date>
            </office:change-info>
            <text:p text:style-name="Body_20_Text_20_Cont">54</text:p>
          </text:deletion>
        </text:changed-region>
        <text:changed-region text:id="ct173644808">
          <text:insertion>
            <office:change-info>
              <dc:creator>Ray Lischner</dc:creator>
              <dc:date>2008-09-12T22:17:00</dc:date>
            </office:change-info>
          </text:insertion>
        </text:changed-region>
        <text:changed-region text:id="ct173612792">
          <text:deletion>
            <office:change-info>
              <dc:creator>Ray Lischner</dc:creator>
              <dc:date>2008-09-12T22:17:00</dc:date>
            </office:change-info>
            <text:p text:style-name="Code_20_Caption">54</text:p>
          </text:deletion>
        </text:changed-region>
        <text:changed-region text:id="ct173444544">
          <text:insertion>
            <office:change-info>
              <dc:creator>Ray Lischner</dc:creator>
              <dc:date>2008-09-12T22:17:00</dc:date>
            </office:change-info>
          </text:insertion>
        </text:changed-region>
      </text:tracked-changes>
      <text:variable-decls>
        <text:variable-decl office:value-type="float" text:name="chapte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xploration <text:change-start text:change-id="ct172254336"/><text:variable-set text:name="chapter" office:value-type="float" office:value="53" style:data-style-name="N0">53</text:variable-set><text:change-end text:change-id="ct172254336"/><text:change text:change-id="ct172481808"/></text:p>
      <text:p text:style-name="Chapter_20_Title">Locales and Facets</text:p>
      <text:p text:style-name="Body_20_Text_20_First">Wide characters are merely one aspect of working with international locales. As you saw in Exploration 17, C++ offers a complicated system to support internationalization and localization of your code. Even if you don’t intend to ship translations of your program in a multitude of languages, you must understand the locale mechanism that C++ uses. Indeed, you have been using it all along because C++ always sends formatted I/O through the locale system. This exploration helps you understand locales better and make more effective use of them in your programs.</text:p>
      <text:h text:style-name="Heading_20_1" text:outline-level="1">The Problem</text:h>
      <text:p text:style-name="Body_20_Text_20_First">The story of the Tower of Babel is appealing to programmers. Imagine a world that speaks a single language and uses a single alphabet. How much simpler<text:change text:change-id="ct161452744"/> programming would be if we didn’t have to deal with character set issues, language rules, or locales.</text:p>
      <text:p text:style-name="Body_20_Text">Alas, the real world has many languages, numerous alphabets and syllabaries, and multitudinous character sets. Somehow, we programmers must cope. It isn’t easy, and this exploration cannot give you all the answers, but it’s a start.</text:p>
      <text:p text:style-name="Body_20_Text">Different cultures, languages, and character sets give rise to different ways to present and interpret information, different interpretations of character codes (as you learned in Exploration 1<text:change text:change-id="ct161363176"/><text:change-start text:change-id="ct161480576"/>6<text:change-end text:change-id="ct161480576"/><office:annotation><dc:creator>Matthew Moodie</dc:creator><dc:date>2008-09-05T00:00:00</dc:date><text:p>Is this right? Do you mean 16?</text:p></office:annotation>), even different ways of organizing (especially sorting) information. You would write the same number in several different ways, depending on the local environment, culture, and language. Table <text:change-start text:change-id="ct173196272"/><text:variable-get text:name="chapter" office:value-type="float" style:data-style-name="N0">53</text:variable-get><text:change-end text:change-id="ct173196272"/><text:change text:change-id="ct172590232"/>-<text:bookmark-ref text:reference-format="text" text:ref-name="Ref_num_table">1</text:bookmark-ref> shows just a few examples of the ways to write a number according to various cultures, conventions, and locales.</text:p>
      <text:p text:style-name="Table_20_Caption">Table <text:change text:change-id="ct173368264"/><text:change-start text:change-id="ct162297128"/><text:variable-get text:name="chapter" office:value-type="float" style:data-style-name="N0">53</text:variable-get><text:change-end text:change-id="ct162297128"/>-<text:bookmark-start text:name="Ref_num_table"/><text:bookmark-ref text:reference-format="page" text:ref-name="Ref_table"/><text:sequence text:ref-name="refTable0" text:name="Table" text:formula="ooow:Table+1" style:num-format="1">1</text:sequence><text:bookmark-end text:name="Ref_num_table"/>. Various ways to write a number</text:p>
      <table:table table:name="Table1" table:style-name="Table1">
        <table:table-column table:style-name="Table1.A"/>
        <table:table-column table:style-name="Table1.B"/>
        <table:table-header-rows>
          <table:table-row table:style-name="Table1.1">
            <table:table-cell table:style-name="Table1.A1" office:value-type="string">
              <text:p text:style-name="P6">Number</text:p>
            </table:table-cell>
            <table:table-cell table:style-name="Table1.A1" office:value-type="string">
              <text:p text:style-name="P6">Culture</text:p>
            </table:table-cell>
          </table:table-row>
        </table:table-header-rows>
        <table:table-row table:style-name="Table1.1">
          <table:table-cell table:style-name="Table1.A1" office:value-type="string">
            <text:p text:style-name="P5">123456.7890</text:p>
          </table:table-cell>
          <table:table-cell table:style-name="Table1.A1" office:value-type="string">
            <text:p text:style-name="P5">Default C++</text:p>
          </table:table-cell>
        </table:table-row>
        <table:table-row table:style-name="Table1.1">
          <table:table-cell table:style-name="Table1.A1" office:value-type="string">
            <text:p text:style-name="P5">123,456.7890</text:p>
          </table:table-cell>
          <table:table-cell table:style-name="Table1.A1" office:value-type="string">
            <text:p text:style-name="P5">United States</text:p>
          </table:table-cell>
        </table:table-row>
        <table:table-row table:style-name="Table1.1">
          <table:table-cell table:style-name="Table1.A1" office:value-type="string">
            <text:p text:style-name="P5">123 456.7890</text:p>
          </table:table-cell>
          <table:table-cell table:style-name="Table1.A1" office:value-type="string">
            <text:p text:style-name="P5">International scientific</text:p>
          </table:table-cell>
        </table:table-row>
        <table:table-row table:style-name="Table1.1">
          <table:table-cell table:style-name="Table1.A1" office:value-type="string">
            <text:p text:style-name="P5">Rs. 1,23,456.7890</text:p>
          </table:table-cell>
          <table:table-cell table:style-name="Table1.A1" office:value-type="string">
            <text:p text:style-name="P5">Indian currency*</text:p>
          </table:table-cell>
        </table:table-row>
        <table:table-row table:style-name="Table1.1">
          <table:table-cell table:style-name="Table1.A1" office:value-type="string">
            <text:p text:style-name="P7">123.456,7890</text:p>
          </table:table-cell>
          <table:table-cell table:style-name="Table1.A1" office:value-type="string">
            <text:p text:style-name="P7">Germany</text:p>
          </table:table-cell>
        </table:table-row>
      </table:table>
      <text:p text:style-name="Table_20_Footnote">*Yes, the commas are correct.</text:p>
      <text:p text:style-name="Body_20_Text">Other cultural differences include:</text:p>
      <text:list text:style-name="WW8Num2">
        <text:list-item>
          <text:p text:style-name="P10">12-hour <text:span text:style-name="T4">vs</text:span>. 24-hour clock</text:p>
        </text:list-item>
        <text:list-item>
          <text:p text:style-name="P9">how accented characters sort relative to non-accented characters (does <text:span text:style-name="Code_20_Inline">'a'</text:span> come before or after <text:span text:style-name="Code_20_Inline">'á'</text:span>?)</text:p>
        </text:list-item>
      </text:list>
      <text:p text:style-name="Bullet"><text:soft-page-break/>format dates as month/day/year<text:change text:change-id="ct161363272"/><text:change-start text:change-id="ct161434096"/>,<text:change-end text:change-id="ct161434096"/> day/month/year<office:annotation><dc:creator>FWG</dc:creator><dc:date>2008-09-05T00:00:00</dc:date><text:p>Or in ISO Standard date format (used in Japan among others) year, month, day which is sortable without any manipulation</text:p></office:annotation><text:change-start text:change-id="ct161672600"/>, or year-month-day<text:change-end text:change-id="ct161672600"/><text:change-start text:change-id="ct161147080"/></text:p>
      <text:p text:style-name="Bullet">formatting<text:change-end text:change-id="ct161147080"/> of currency (¥123,456 or 99¢)</text:p>
      <text:p text:style-name="Body_20_Text">Somehow, the poor application programmer has to figure out what, exactly, is culturally-dependent, collect the information for all the possible cultures where the application might run, and use that information appropriately in the application. Fortunately, the hard work has already been done for you and is part of the C++ standard library.</text:p>
      <text:h text:style-name="Heading_20_1" text:outline-level="1">Locales to the Rescue</text:h>
      <text:p text:style-name="Body_20_Text_20_First">C++ uses a system called <text:span text:style-name="T4">locales</text:span> to manage this disparity of styles. Exploration 17 introduced locales as a way to organize character sets and their properties. Locales also organize formatting of numbers, currency, dates, and times (plus some more stuff that I won’t get into).</text:p>
      <text:p text:style-name="Body_20_Text">C++ defines a basic locale, called the <text:span text:style-name="T4">classic</text:span> locale, which provides minimal formatting. Each C++ implementation is then free to provide additional locales. Each locale typically has a name, but the C++ standard does not mandate any particular naming convention, so it’s hard to write portable code. You can rely on only two standard names:</text:p>
      <text:list text:style-name="WW8Num3">
        <text:list-item>
          <text:p text:style-name="P11">The <text:span text:style-name="T4">classic </text:span>locale is named <text:span text:style-name="Code_20_Inline">"C"</text:span>. The classic locale specifies the same basic formatting information for all implementations. When a program starts, the classic locale is the initial locale.</text:p>
        </text:list-item>
        <text:list-item>
          <text:p text:style-name="P12">An empty string (<text:span text:style-name="Code_20_Inline">""</text:span>) means the <text:span text:style-name="T4">default</text:span>, or native locale. The default locale obtains formatting and other information from the host operating system in a manner that depends on what the OS can offer. With traditional desktop operating systems, you can assume that the default locale specifies the user’s preferred formatting rules and character set information. Other environments, such as embedded systems, the default locale might be identical to the classic locale.</text:p>
        </text:list-item>
      </text:list>
      <text:p text:style-name="Body_20_Text">A number of C++ implementations use ISO and POSIX standards for naming locales: an ISO 639 code for the language (e.g., <text:span text:style-name="Code_20_Inline">fr</text:span> for French, <text:span text:style-name="Code_20_Inline">en</text:span> for English, <text:span text:style-name="Code_20_Inline">ko</text:span> for Korean), optionally followed by an underscore and an ISO 3166 code for the region (e.g., <text:span text:style-name="Code_20_Inline">CH</text:span> for Switzerland, <text:span text:style-name="Code_20_Inline">GB</text:span> for Great Britain, <text:span text:style-name="Code_20_Inline">HK</text:span> for Hong Kong). The name is optionally followed by a dot and the name of the character set (e.g., <text:span text:style-name="Code_20_Inline">utf8</text:span> for Unicode UTF-8, <text:span text:style-name="Code_20_Inline">Big5</text:span> for Chinese Big 5 encoding). Thus, I use <text:span text:style-name="Code_20_Inline">en_US.utf8</text:span> for my default locale. A native of Taiwan might use <text:span text:style-name="Code_20_Inline">zh_TW.Big5</text:span>, and in French-speaking Switzerland, you might use <text:span text:style-name="Code_20_Inline">fr_CH.latin1</text:span>. Read your library documentation to learn how it specifies locale names. <text:span text:style-name="T3">What is your default locale?</text:span> ~SSS <text:span text:style-name="T3">What are its main characteristics?</text:span></text:p>
      <text:p text:style-name="Body_20_Text_20_First">~LLL</text:p>
      <text:p text:style-name="Body_20_Text_20_First">~LLL</text:p>
      <text:p text:style-name="Body_20_Text_20_First">~LLL</text:p>
      <text:p text:style-name="Body_20_Text">Every C++ application has a global locale object. Unless you explicitly change a stream’s locale, it starts off with the global locale. (If you later change the global locale, that does not affect streams that already exist, such as the standard I/O streams.) Initially, the global locale is the classic locale. The classic locale is the same everywhere (except for the parts that depend on the character set), so a program has maximum portability with the classic locale. <text:soft-page-break/>On the other hand, it has minimum local flavor. The next section explores how you can change a stream’s locale.</text:p>
      <text:h text:style-name="Heading_20_1" text:outline-level="1">Locales and I/O</text:h>
      <text:p text:style-name="Body_20_Text_20_First">Recall from Exploration 17 that you <text:span text:style-name="T4">imbue</text:span> a stream with a locale in order to format I/O according to the locale’s rules. Thus, to ensure that you read input in the classic locale, and that you print results in the user’s native locale:</text:p>
      <text:p text:style-name="Code_20_First">std::cin.imbue(std::locale::classic()); // standard input uses the classic locale</text:p>
      <text:p text:style-name="Code_20_Last">std::cout.imbue(std::locale("")); <text:s text:c="6"/>// imbue with the user's default locale</text:p>
      <text:p text:style-name="Body_20_Text_20_First">The standard I/O streams initially use the classic locale. You can imbue a stream with a new locale at any time, but it makes the most sense to do so before performing any I/O.</text:p>
      <text:p text:style-name="Body_20_Text">Typically, you would use the classic locale when reading from or writing to files. You usually want the contents of files to be portable and not dependent on a user’s OS preferences. For ephemeral output to a console or GUI window, you might want to use the default locale, so the user can be most comfortable reading and understanding it. On the other hand, if there is any chance that another program might try to read your program’s output (as happens with U<text:change-start text:change-id="ct161478040"/>nix<text:change-end text:change-id="ct161478040"/><text:change text:change-id="ct161434208"/> pipes and filters), you should stick with the classic locale, to ensure portability and a common format. If you are preparing output to be displayed in a Graphical User Interface (GUI), by all means, use the default locale.</text:p>
      <text:h text:style-name="Heading_20_1" text:outline-level="1">Facets</text:h>
      <text:p text:style-name="Body_20_Text_20_First">The way a stream interprets numeric input and formats numeric output is by making requests of the imbued locale. A <text:span text:style-name="Code_20_Inline">locale</text:span> object is a collection of pieces, each of which manages a small aspect of internationalization. For example, one piece, called <text:span text:style-name="Code_20_Inline">numpunct</text:span>, provides the punctuation symbols for numeric formatting, such as the decimal point character (which is <text:span text:style-name="Code_20_Inline">'.'</text:span> in the United States, but <text:span text:style-name="Code_20_Inline">','</text:span> in France). Another piece, <text:span text:style-name="Code_20_Inline">num_get</text:span>, reads from a stream and parses the text to form a number, using information it obtains from <text:span text:style-name="Code_20_Inline">numpunct</text:span>. The pieces such as <text:span text:style-name="Code_20_Inline">num_get</text:span> and <text:span text:style-name="Code_20_Inline">numpunct</text:span> are called <text:span text:style-name="T4">facets</text:span>.</text:p>
      <text:p text:style-name="Body_20_Text">For ordinary numeric I/O, you never need to deal with facets. The I/O streams automatically manage these details for you: the <text:span text:style-name="Code_20_Inline">operator&lt;&lt;</text:span> function uses the <text:span text:style-name="Code_20_Inline">num_put</text:span> facet to format numbers for output, and <text:span text:style-name="Code_20_Inline">operator</text:span><text:change-start text:change-id="ct161416640"/><text:span text:style-name="Code_20_Inline">&gt;&gt;</text:span><text:change-end text:change-id="ct161416640"/><text:change text:change-id="ct161431632"/> uses <text:span text:style-name="Code_20_Inline">num_get</text:span> to interpret text as numeric input. If you want to format currency, dates, or times, however, you need to use the facets yourself. <text:change text:change-id="ct159606720"/><text:span text:style-name="Code_20_Inline">isalpha</text:span>, <text:span text:style-name="Code_20_Inline">toupper</text:span>, and other character-related functions that you learned about in Exploration 17 also use facets. Any program that needs to do a lot of character testing and converting can benefit by managing its facets directly.</text:p>
      <text:p text:style-name="Body_20_Text">Like strings and I/O streams, facets are class templates, parameterized on the character type. Thus, if your program needs to parse currency for input, it might use <text:span text:style-name="Code_20_Inline">money_get&lt;char&gt;</text:span> for narrow characters or <text:span text:style-name="Code_20_Inline">money_get&lt;wchar_t&gt;</text:span> for wide characters.</text:p>
      <text:p text:style-name="Body_20_Text">To obtain a facet from a locale, call the <text:span text:style-name="Code_20_Inline">use_facet</text:span> function template. The template argument is the facet you seek, and the function argument is the <text:span text:style-name="Code_20_Inline">locale</text:span> object. The returned facet is <text:span text:style-name="Code_20_Inline">const</text:span>, so the best way to use the result is to initialize a <text:span text:style-name="Code_20_Inline">const</text:span> reference:</text:p>
      <text:p text:style-name="Code_20_First">std::money_get&lt;char&gt; const&amp;</text:p>
      <text:p text:style-name="Code_20_Last"><text:s text:c="4"/>mgetter( std::use_facet&lt;std::money_get&lt;char&gt; &gt;(std::locale("")) );</text:p>
      <text:p text:style-name="Body_20_Text_20_Cont"><text:soft-page-break/>Reading from the inside outward, the <text:span text:style-name="Code_20_Inline">use_facet</text:span> function is requesting the <text:span text:style-name="Code_20_Inline">money_get&lt;char&gt;</text:span> facet. The default locale is passed as the sole argument to the <text:span text:style-name="Code_20_Inline">use_facet</text:span> function. The result that <text:span text:style-name="Code_20_Inline">use_facet</text:span> returns is used to initialize the reference called <text:span text:style-name="Code_20_Inline">mgetter</text:span>. The type of <text:span text:style-name="Code_20_Inline">mgetter</text:span> is a reference to a <text:span text:style-name="Code_20_Inline">const</text:span> <text:span text:style-name="Code_20_Inline">money_get&lt;char&gt;</text:span> facet. It’s a little daunting to read at first, but you’ll get used to it. Eventually.</text:p>
      <text:p text:style-name="Body_20_Text">Once you have a facet, call its member functions to use it. This section introduces the currency facets as an example. A complete library reference tells you about all the facets and their member functions.</text:p>
      <text:p text:style-name="Body_20_Text">The <text:span text:style-name="Code_20_Inline">money_get</text:span> facet has two overloaded functions named <text:span text:style-name="Code_20_Inline">get</text:span>. The <text:span text:style-name="Code_20_Inline">get</text:span> function reads a currency value from an iterator range. It checks the currency symbol, thousands separator, thousands grouping, and decimal point. It extracts the numeric value and stores the value in a <text:span text:style-name="Code_20_Inline">double</text:span> (overloaded form 1) or as a <text:span text:style-name="Code_20_Inline">string</text:span> of digit characters (overloaded form 2). If you choose to use <text:span text:style-name="Code_20_Inline">double</text:span>, take care that you do not run into rounding errors. The <text:span text:style-name="Code_20_Inline">get</text:span> function assumes that the input originates in an input stream, and you must pass a stream object as one of its arguments. The <text:span text:style-name="Code_20_Inline">get</text:span> function checks the stream’s flags to see whether a currency symbol is required (<text:span text:style-name="Code_20_Inline">showbase</text:span> flag is set). The <text:span text:style-name="Code_20_Inline">get</text:span> function sets error flags as needed: <text:span text:style-name="Code_20_Inline">failbit</text:span> for input formatting errors and <text:span text:style-name="Code_20_Inline">eofbit</text:span> for end of file.</text:p>
      <text:p text:style-name="Body_20_Text">Similarly, the <text:span text:style-name="Code_20_Inline">money_put</text:span> facet provides the overloaded <text:span text:style-name="Code_20_Inline">put</text:span> function, which formats a <text:span text:style-name="Code_20_Inline">double</text:span> or digit <text:span text:style-name="Code_20_Inline">string</text:span> according to the locale’s currency formatting rules and writes the formatted value to an output iterator. If the stream’s <text:span text:style-name="Code_20_Inline">showbase</text:span> flag is set, <text:span text:style-name="Code_20_Inline">money_put</text:span> prints the currency symbol. The locale’s rules specify the position and formatting of the symbol (in the <text:span text:style-name="Code_20_Inline">moneypunct</text:span> facet). The money facets can use local currency rules or international standards. A <text:span text:style-name="Code_20_Inline">bool</text:span> argument to the <text:span text:style-name="Code_20_Inline">get</text:span> and <text:span text:style-name="Code_20_Inline">put</text:span> functions specifies the choice: <text:span text:style-name="Code_20_Inline">true</text:span> for international and <text:span text:style-name="Code_20_Inline">false</text:span> for local.</text:p>
      <text:p text:style-name="Body_20_Text">Listing <text:change text:change-id="ct162321768"/><text:change-start text:change-id="ct172539072"/><text:variable-get text:name="chapter" office:value-type="float" style:data-style-name="N0">53</text:variable-get><text:change-end text:change-id="ct172539072"/>-<text:bookmark-ref text:reference-format="text" text:ref-name="Ref_currency_io_code">1</text:bookmark-ref> shows a simple program that imbues the standard I/O streams with the default locale, and then reads and writes currency values. It hides the complexity of using facets inside classes, which helps keep the main program easy to read. Notice how the reader and writer classes cache the facet so their objects can use the locale repeatedly without refetching it. The C++ library offers a means of receiving notification whenever the imbued locale changes, so you can reload the facet, but the techniques are beyond the scope of this book. Consult a comprehensive C++ reference for details.</text:p>
      <text:p text:style-name="Code_20_Caption">Listing <text:change text:change-id="ct162343696"/><text:change-start text:change-id="ct172376192"/><text:variable-get text:name="chapter" office:value-type="float" style:data-style-name="N0">53</text:variable-get><text:change-end text:change-id="ct172376192"/>-<text:bookmark-start text:name="Ref_currency_io_code"/><text:sequence text:ref-name="refText0" text:name="Text" text:formula="ooow:Text+1" style:num-format="1">1</text:sequence><text:bookmark-end text:name="Ref_currency_io_code"/>. Reading and writing currency using the money facets</text:p>
      <text:p text:style-name="Code_20_First">#include &lt;ios&gt;</text:p>
      <text:p text:style-name="Code">#include &lt;iostream&gt;</text:p>
      <text:p text:style-name="Code">#include &lt;istream&gt;</text:p>
      <text:p text:style-name="Code">#include &lt;iterator&gt;</text:p>
      <text:p text:style-name="Code">#include &lt;locale&gt;</text:p>
      <text:p text:style-name="Code">#include &lt;ostream&gt;</text:p>
      <text:p text:style-name="Code">#include &lt;string&gt;</text:p>
      <text:p text:style-name="Code"/>
      <text:p text:style-name="Code">/// Read monetary values from an input stream.</text:p>
      <text:p text:style-name="Code">/// Construct a reader, passing an input stream to its constructor. Call the</text:p>
      <text:p text:style-name="Code">/// function call operator every time you want to read a value.</text:p>
      <text:p text:style-name="Code">class money_reader</text:p>
      <text:p text:style-name="Code">{</text:p>
      <text:p text:style-name="Code">public:</text:p>
      <text:p text:style-name="Code"><text:s text:c="2"/>money_reader(std::istream&amp; in);</text:p>
      <text:p text:style-name="Code"><text:s text:c="2"/>bool operator()(std::string&amp; digits);</text:p>
      <text:p text:style-name="Code">private:</text:p>
      <text:p text:style-name="Code"><text:soft-page-break/><text:s text:c="2"/>std::istream&amp; in_;</text:p>
      <text:p text:style-name="Code"><text:s text:c="2"/>std::money_get&lt;char&gt; const&amp; get_;</text:p>
      <text:p text:style-name="Code">};</text:p>
      <text:p text:style-name="Code"/>
      <text:p text:style-name="Code">/// Write monetary values to an output stream.</text:p>
      <text:p text:style-name="Code">/// Construct a writer, passing an output stream to its constructor. Call the</text:p>
      <text:p text:style-name="Code">/// function call operator every time you want to write a value.</text:p>
      <text:p text:style-name="Code">class money_writer</text:p>
      <text:p text:style-name="Code">{</text:p>
      <text:p text:style-name="Code">public:</text:p>
      <text:p text:style-name="Code"><text:s text:c="2"/>money_writer(std::ostream&amp; out);</text:p>
      <text:p text:style-name="Code"><text:s text:c="2"/>bool operator()(std::string const&amp; digits);</text:p>
      <text:p text:style-name="Code">private:</text:p>
      <text:p text:style-name="Code"><text:s text:c="2"/>std::ostream&amp; out_;</text:p>
      <text:p text:style-name="Code"><text:s text:c="2"/>std::money_put&lt;char&gt; const&amp; put_;</text:p>
      <text:p text:style-name="Code">};</text:p>
      <text:p text:style-name="Code"/>
      <text:p text:style-name="Code">money_reader::money_reader(std::istream&amp; in)</text:p>
      <text:p text:style-name="Code">: in_(in), get_(std::use_facet&lt;std::money_get&lt;char&gt; &gt;(in.getloc()))</text:p>
      <text:p text:style-name="Code">{}</text:p>
      <text:p text:style-name="Code"/>
      <text:p text:style-name="Code">bool money_reader::operator()(std::string&amp; digits)</text:p>
      <text:p text:style-name="Code">{</text:p>
      <text:p text:style-name="Code"><text:s text:c="2"/>// The sentry flushes prompts prior to reading, and skips leading white space.</text:p>
      <text:p text:style-name="Code"><text:s text:c="2"/>std::istream::sentry sentry(in_);</text:p>
      <text:p text:style-name="Code"><text:s text:c="2"/>if (not in_)</text:p>
      <text:p text:style-name="Code"><text:s text:c="4"/>return in_;</text:p>
      <text:p text:style-name="Code"/>
      <text:p text:style-name="Code"><text:s text:c="2"/>std::ios_base::iostate error(in_.rdstate());</text:p>
      <text:p text:style-name="Code"><text:s text:c="2"/>get_.get(std::istreambuf_iterator&lt;char&gt;(in_), std::istreambuf_iterator&lt;char&gt;(),</text:p>
      <text:p text:style-name="Code"><text:s text:c="11"/>false, in_, error, digits);</text:p>
      <text:p text:style-name="Code"><text:s text:c="2"/>in_.setstate(error);</text:p>
      <text:p text:style-name="Code"><text:s text:c="2"/>return in_;</text:p>
      <text:p text:style-name="Code">}</text:p>
      <text:p text:style-name="Code"/>
      <text:p text:style-name="Code">money_writer::money_writer(std::ostream&amp; out)</text:p>
      <text:p text:style-name="Code">: out_(out), put_(std::use_facet&lt;std::money_put&lt;char&gt; &gt;(out.getloc()))</text:p>
      <text:p text:style-name="Code">{}</text:p>
      <text:p text:style-name="Code"/>
      <text:p text:style-name="Code">bool money_writer::operator()(std::string const&amp; digits)</text:p>
      <text:p text:style-name="Code">{</text:p>
      <text:p text:style-name="Code"><text:s text:c="2"/>// The sentry flushes prompts prior to writing, and flushes the buffer</text:p>
      <text:p text:style-name="Code"><text:s text:c="2"/>// if the user has set buffering to unit buffering.</text:p>
      <text:p text:style-name="Code"><text:s text:c="2"/>std::ostream::sentry sentry(out_);</text:p>
      <text:p text:style-name="Code"><text:s text:c="2"/>if (not out_)</text:p>
      <text:p text:style-name="Code"><text:s text:c="4"/>return out_;</text:p>
      <text:p text:style-name="Code"/>
      <text:p text:style-name="Code"><text:s text:c="2"/>std::ios_base::iostate error(out_.rdstate());</text:p>
      <text:p text:style-name="Code"><text:s text:c="2"/>put_.put(std::ostreambuf_iterator&lt;char&gt;(out_), false, out_, error, digits);</text:p>
      <text:p text:style-name="Code"><text:s text:c="2"/>out_.setstate(error);</text:p>
      <text:p text:style-name="Code"><text:s text:c="2"/>return out_;</text:p>
      <text:p text:style-name="Code">}</text:p>
      <text:p text:style-name="Code"/>
      <text:p text:style-name="Code">int main()</text:p>
      <text:p text:style-name="Code"><text:soft-page-break/>{</text:p>
      <text:p text:style-name="Code"><text:s text:c="2"/>std::locale native("");</text:p>
      <text:p text:style-name="Code"><text:s text:c="2"/>std::cin.imbue(native);</text:p>
      <text:p text:style-name="Code"><text:s text:c="2"/>std::cout.imbue(native);</text:p>
      <text:p text:style-name="Code"/>
      <text:p text:style-name="Code"><text:s text:c="2"/>std::cin &gt;&gt; std::noshowbase; <text:s/>// currency symbol is optional for input</text:p>
      <text:p text:style-name="Code"><text:s text:c="2"/>std::cout &lt;&lt; std::showbase; <text:s text:c="2"/>// always write the currency symbol for output</text:p>
      <text:p text:style-name="Code"/>
      <text:p text:style-name="Code"><text:s text:c="2"/>money_reader read(std::cin);</text:p>
      <text:p text:style-name="Code"><text:s text:c="2"/>money_writer write(std::cout);</text:p>
      <text:p text:style-name="Code"><text:s text:c="2"/>std::string digits;</text:p>
      <text:p text:style-name="Code"><text:s text:c="2"/>while (read(digits))</text:p>
      <text:p text:style-name="Code"><text:s text:c="2"/>{</text:p>
      <text:p text:style-name="Code"><text:s text:c="4"/>write(digits);</text:p>
      <text:p text:style-name="Code"><text:s text:c="4"/>std::cout &lt;&lt; '\n';</text:p>
      <text:p text:style-name="Code"><text:s text:c="2"/>}</text:p>
      <text:p text:style-name="Code"><text:s text:c="2"/>if (not std::cin.eof())</text:p>
      <text:p text:style-name="Code"><text:s text:c="4"/>std::cout &lt;&lt; "Invalid input.\n";</text:p>
      <text:p text:style-name="Code_20_Last">}</text:p>
      <text:p text:style-name="Body_20_Text_20_Cont">Notice that the reader makes use of <text:span text:style-name="Code_20_Inline">istreambuf_iterator</text:span>, not <text:span text:style-name="Code_20_Inline">istream_iterator</text:span>. The former works at a lower level than the latter. An <text:span text:style-name="Code_20_Inline">istreambuf_iterator</text:span> reads raw characters from a stream, with no interpretation of those characters. Similarly, the writer uses <text:span text:style-name="Code_20_Inline">ostreambuf_iterator</text:span> to write individual characters to the stream.</text:p>
      <text:p text:style-name="Body_20_Text">The <text:span text:style-name="Code_20_Inline">sentry</text:span> objects reflect how the standard I/O streams work. An input sentry skips leading white space if the <text:span text:style-name="Code_20_Inline">skipws</text:span> flag is set (which is the default). An output sentry flushes the output buffer after each write if the <text:span text:style-name="Code_20_Inline">unitbuf</text:span> flag is set.</text:p>
      <text:h text:style-name="Heading_20_1" text:outline-level="1">Character Categories</text:h>
      <text:p text:style-name="Body_20_Text_20_First">This section continues the examination of character sets and locales that you began in Exploration 17. In addition to testing for alphanumeric characters, or lowercase characters, you can test for several different categories. Table <text:change text:change-id="ct173369272"/><text:change-start text:change-id="ct162336608"/><text:variable-get text:name="chapter" office:value-type="float" style:data-style-name="N0">53</text:variable-get><text:change-end text:change-id="ct162336608"/>-<text:bookmark-ref text:reference-format="text" text:ref-name="Ref_charset_table">2</text:bookmark-ref> lists all the classification functions and their behavior in the classic locale. They all take a character (<text:span text:style-name="Code_20_Inline">char</text:span> or <text:span text:style-name="Code_20_Inline">wchar_t</text:span>) as the first argument, and a <text:span text:style-name="Code_20_Inline">locale</text:span> as the second; they all return a <text:span text:style-name="Code_20_Inline">bool</text:span> result.</text:p>
      <text:p text:style-name="Table_20_Caption">Table <text:change text:change-id="ct172366840"/><text:change-start text:change-id="ct173440792"/><text:variable-get text:name="chapter" office:value-type="float" style:data-style-name="N0">53</text:variable-get><text:change-end text:change-id="ct173440792"/>-<text:bookmark-start text:name="Ref_charset_table"/><text:sequence text:ref-name="refTable1" text:name="Table" text:formula="ooow:Table+1" style:num-format="1">2</text:sequence><text:bookmark-end text:name="Ref_charset_table"/>. Character classification functions</text:p>
      <table:table table:name="Table2" table:style-name="Table2">
        <table:table-column table:style-name="Table2.A"/>
        <table:table-column table:style-name="Table2.B"/>
        <table:table-column table:style-name="Table2.C"/>
        <table:table-header-rows>
          <table:table-row table:style-name="Table2.1">
            <table:table-cell table:style-name="Table2.A1" office:value-type="string">
              <text:p text:style-name="P6">Function</text:p>
            </table:table-cell>
            <table:table-cell table:style-name="Table2.A1" office:value-type="string">
              <text:p text:style-name="P6">Description</text:p>
            </table:table-cell>
            <table:table-cell table:style-name="Table2.A1" office:value-type="string">
              <text:p text:style-name="P6">Classic locale</text:p>
            </table:table-cell>
          </table:table-row>
        </table:table-header-rows>
        <table:table-row table:style-name="Table2.1">
          <table:table-cell table:style-name="Table2.A1" office:value-type="string">
            <text:p text:style-name="P5"><text:span text:style-name="Code_20_Inline">isalnum</text:span></text:p>
          </table:table-cell>
          <table:table-cell table:style-name="Table2.A1" office:value-type="string">
            <text:p text:style-name="P5">Alphanumeric</text:p>
          </table:table-cell>
          <table:table-cell table:style-name="Table2.A1" office:value-type="string">
            <text:p text:style-name="P5"><text:span text:style-name="Code_20_Inline">'a'</text:span>–<text:span text:style-name="Code_20_Inline">'z'</text:span>, <text:span text:style-name="Code_20_Inline">'A'</text:span>–<text:span text:style-name="Code_20_Inline">'Z'</text:span>, <text:span text:style-name="Code_20_Inline">'0'</text:span>–<text:span text:style-name="Code_20_Inline">'9'</text:span></text:p>
          </table:table-cell>
        </table:table-row>
        <table:table-row table:style-name="Table2.1">
          <table:table-cell table:style-name="Table2.A1" office:value-type="string">
            <text:p text:style-name="P5"><text:span text:style-name="Code_20_Inline">isalpha</text:span></text:p>
          </table:table-cell>
          <table:table-cell table:style-name="Table2.A1" office:value-type="string">
            <text:p text:style-name="P5">Alphabetic</text:p>
          </table:table-cell>
          <table:table-cell table:style-name="Table2.A1" office:value-type="string">
            <text:p text:style-name="P5"><text:span text:style-name="Code_20_Inline">'a'</text:span>–<text:span text:style-name="Code_20_Inline">'z'</text:span>, <text:span text:style-name="Code_20_Inline">'A'</text:span>–<text:span text:style-name="Code_20_Inline">'Z'</text:span></text:p>
          </table:table-cell>
        </table:table-row>
        <table:table-row table:style-name="Table2.1">
          <table:table-cell table:style-name="Table2.A1" office:value-type="string">
            <text:p text:style-name="P5"><text:span text:style-name="Code_20_Inline">iscntrl</text:span></text:p>
          </table:table-cell>
          <table:table-cell table:style-name="Table2.A1" office:value-type="string">
            <text:p text:style-name="P5">Control</text:p>
          </table:table-cell>
          <table:table-cell table:style-name="Table2.A1" office:value-type="string">
            <text:p text:style-name="P5">Any non-printable character*</text:p>
          </table:table-cell>
        </table:table-row>
        <table:table-row table:style-name="Table2.1">
          <table:table-cell table:style-name="Table2.A1" office:value-type="string">
            <text:p text:style-name="P5"><text:span text:style-name="Code_20_Inline">isdigit</text:span></text:p>
          </table:table-cell>
          <table:table-cell table:style-name="Table2.A1" office:value-type="string">
            <text:p text:style-name="P5">Digit</text:p>
          </table:table-cell>
          <table:table-cell table:style-name="Table2.A1" office:value-type="string">
            <text:p text:style-name="P5"><text:span text:style-name="Code_20_Inline">'0'</text:span>–<text:span text:style-name="Code_20_Inline">'9'</text:span> (in all locales)</text:p>
          </table:table-cell>
        </table:table-row>
        <table:table-row table:style-name="Table2.1">
          <table:table-cell table:style-name="Table2.A1" office:value-type="string">
            <text:p text:style-name="P5"><text:span text:style-name="Code_20_Inline">isgraph</text:span></text:p>
          </table:table-cell>
          <table:table-cell table:style-name="Table2.A1" office:value-type="string">
            <text:p text:style-name="P5">Graphical</text:p>
          </table:table-cell>
          <table:table-cell table:style-name="Table2.A1" office:value-type="string">
            <text:p text:style-name="P5">Printable character other than <text:span text:style-name="Code_20_Inline">' '</text:span>*</text:p>
          </table:table-cell>
        </table:table-row>
        <table:table-row table:style-name="Table2.1">
          <table:table-cell table:style-name="Table2.A1" office:value-type="string">
            <text:p text:style-name="P5"><text:span text:style-name="Code_20_Inline">islower</text:span></text:p>
          </table:table-cell>
          <table:table-cell table:style-name="Table2.A1" office:value-type="string">
            <text:p text:style-name="P5">Lowercase</text:p>
          </table:table-cell>
          <table:table-cell table:style-name="Table2.A1" office:value-type="string">
            <text:p text:style-name="P5"><text:span text:style-name="Code_20_Inline">'a'</text:span>–<text:span text:style-name="Code_20_Inline">'z'</text:span></text:p>
          </table:table-cell>
        </table:table-row>
        <table:table-row table:style-name="Table2.1">
          <table:table-cell table:style-name="Table2.A1" office:value-type="string">
            <text:p text:style-name="P5"><text:span text:style-name="Code_20_Inline">isprint</text:span></text:p>
          </table:table-cell>
          <table:table-cell table:style-name="Table2.A1" office:value-type="string">
            <text:p text:style-name="P5">Printable</text:p>
          </table:table-cell>
          <table:table-cell table:style-name="Table2.A1" office:value-type="string">
            <text:p text:style-name="P5">Any printable character in the character set*</text:p>
          </table:table-cell>
        </table:table-row>
        <table:table-row table:style-name="Table2.1">
          <table:table-cell table:style-name="Table2.A1" office:value-type="string">
            <text:p text:style-name="P5"><text:span text:style-name="Code_20_Inline">ispunct</text:span></text:p>
          </table:table-cell>
          <table:table-cell table:style-name="Table2.A1" office:value-type="string">
            <text:p text:style-name="P5">Punctuation</text:p>
          </table:table-cell>
          <table:table-cell table:style-name="Table2.A1" office:value-type="string">
            <text:p text:style-name="P5">Printable character other than alphanumeric or white space*</text:p>
          </table:table-cell>
        </table:table-row>
        <text:soft-page-break/>
        <table:table-row table:style-name="Table2.1">
          <table:table-cell table:style-name="Table2.A1" office:value-type="string">
            <text:p text:style-name="P5"><text:span text:style-name="Code_20_Inline">isspace</text:span></text:p>
          </table:table-cell>
          <table:table-cell table:style-name="Table2.A1" office:value-type="string">
            <text:p text:style-name="P5">White space</text:p>
          </table:table-cell>
          <table:table-cell table:style-name="Table2.A1" office:value-type="string">
            <text:p text:style-name="P5"><text:span text:style-name="Code_20_Inline">' '</text:span>, <text:span text:style-name="Code_20_Inline">'\f'</text:span>, <text:span text:style-name="Code_20_Inline">'\n'</text:span>, <text:span text:style-name="Code_20_Inline">'\r'</text:span>, <text:span text:style-name="Code_20_Inline">'\t'</text:span>, <text:span text:style-name="Code_20_Inline">'\v'</text:span></text:p>
          </table:table-cell>
        </table:table-row>
        <table:table-row table:style-name="Table2.1">
          <table:table-cell table:style-name="Table2.A1" office:value-type="string">
            <text:p text:style-name="P5"><text:span text:style-name="Code_20_Inline">isupper</text:span></text:p>
          </table:table-cell>
          <table:table-cell table:style-name="Table2.A1" office:value-type="string">
            <text:p text:style-name="P5">Uppercase</text:p>
          </table:table-cell>
          <table:table-cell table:style-name="Table2.A1" office:value-type="string">
            <text:p text:style-name="P5"><text:span text:style-name="Code_20_Inline">'A'</text:span>–<text:span text:style-name="Code_20_Inline">'Z'</text:span></text:p>
          </table:table-cell>
        </table:table-row>
        <table:table-row table:style-name="Table2.1">
          <table:table-cell table:style-name="Table2.A1" office:value-type="string">
            <text:p text:style-name="P5"><text:span text:style-name="Code_20_Inline">isxdigit</text:span></text:p>
          </table:table-cell>
          <table:table-cell table:style-name="Table2.A1" office:value-type="string">
            <text:p text:style-name="P5">Hexadecimal digit</text:p>
          </table:table-cell>
          <table:table-cell table:style-name="Table2.A1" office:value-type="string">
            <text:p text:style-name="P5"><text:span text:style-name="Code_20_Inline">'a'</text:span>–<text:span text:style-name="Code_20_Inline">'f'</text:span>, <text:span text:style-name="Code_20_Inline">'A'</text:span>–<text:span text:style-name="Code_20_Inline">'F'</text:span>, <text:span text:style-name="Code_20_Inline">'0'</text:span>–<text:span text:style-name="Code_20_Inline">'9'</text:span> (in all locales)</text:p>
          </table:table-cell>
        </table:table-row>
      </table:table>
      <text:p text:style-name="Table_20_Footnote">*Behavior depends on the character set even in the classic locale</text:p>
      <text:p text:style-name="Body_20_Text">The classic locale has fixed definitions for some categories (such as <text:span text:style-name="Code_20_Inline">isupper</text:span>). Other locales, however, can expand these definitions to include other characters, which might (and probably will) depend on the character set, too. Only <text:span text:style-name="Code_20_Inline">isdigit</text:span> and <text:span text:style-name="Code_20_Inline">isxdigit</text:span> have fixed definitions for all locales and all character sets.</text:p>
      <text:p text:style-name="Body_20_Text">Even in the classic locale, however, the precise implementation of some functions, such as <text:span text:style-name="Code_20_Inline">isprint</text:span>, depend on the character set. For example, in the popular ISO 8859-1 (Latin-1) character set <text:span text:style-name="Code_20_Inline">'\x80'</text:span> is a control character, but in the equally popular Windows-1252 character set, it is printable. In UTF-8, <text:span text:style-name="Code_20_Inline">'\x80'</text:span> is invalid, so all the categorization functions would return <text:span text:style-name="Code_20_Inline">false</text:span>.</text:p>
      <text:p text:style-name="Body_20_Text">The interaction between the locale and the character set is one of the areas where C++ underperforms. The locale can change at any time, which potentially sets a new character set, which can give new meaning to certain character values. The compiler’s view of the runtime character set is fixed, however. The compiler treats, say, <text:span text:style-name="Code_20_Inline">'A'</text:span>, as the uppercase Roman letter A, and compiles the numeric code according to its idea of the runtime character set. That numeric value is then fixed forever. If the characterization functions use the same character set, everything is fine. The <text:span text:style-name="Code_20_Inline">isalpha</text:span> and <text:span text:style-name="Code_20_Inline">isupper</text:span> functions return true, <text:span text:style-name="Code_20_Inline">isdigit</text:span> returns false, and all is right with the world. If the user changes the locale and by so doing, changes the character set, those functions might not work with that character variable any more.</text:p>
      <text:p text:style-name="Body_20_Text"><text:change text:change-id="ct161425384"/><text:change-start text:change-id="ct159543688"/>Let's<text:change-end text:change-id="ct159543688"/> consider a concrete example <text:change-start text:change-id="ct161339320"/>as shown <text:change-end text:change-id="ct161339320"/>in Listing <text:change text:change-id="ct173648472"/><text:change-start text:change-id="ct173568096"/><text:variable-get text:name="chapter" office:value-type="float" style:data-style-name="N0">53</text:variable-get><text:change-end text:change-id="ct173568096"/>-<text:bookmark-ref text:reference-format="text" text:ref-name="Ref_charsets_listing">2</text:bookmark-ref>. This program encodes locale names, which might not work for your environment. Read the comments, and see if your environment can support the same kind of locales, albeit with different names. After reading Listing <text:change text:change-id="ct172531256"/><text:change-start text:change-id="ct173448960"/><text:variable-get text:name="chapter" office:value-type="float" style:data-style-name="N0">53</text:variable-get><text:change-end text:change-id="ct173448960"/>-<text:bookmark-ref text:reference-format="text" text:ref-name="Ref_charsets_listing">2</text:bookmark-ref>, <text:span text:style-name="T3">what do you expect as the result?</text:span></text:p>
      <text:p text:style-name="Body_20_Text_20_First">~LLL</text:p>
      <text:p text:style-name="Body_20_Text_20_First">~LLL</text:p>
      <text:p text:style-name="Code_20_Caption">Listing <text:change text:change-id="ct172438072"/><text:change-start text:change-id="ct172454032"/><text:variable-get text:name="chapter" office:value-type="float" style:data-style-name="N0">53</text:variable-get><text:change-end text:change-id="ct172454032"/>-<text:bookmark-start text:name="Ref_charsets_listing"/><text:sequence text:ref-name="refText1" text:name="Text" text:formula="ooow:Text+1" style:num-format="1">2</text:sequence><text:bookmark-end text:name="Ref_charsets_listing"/>. Exploring character sets and locales</text:p>
      <text:p text:style-name="Code_20_First">#include &lt;iomanip&gt;</text:p>
      <text:p text:style-name="Code">#include &lt;iostream&gt;</text:p>
      <text:p text:style-name="Code">#include &lt;locale&gt;</text:p>
      <text:p text:style-name="Code">#include &lt;ostream&gt;</text:p>
      <text:p text:style-name="Code"/>
      <text:p text:style-name="Code">#include "iosaver.hpp"</text:p>
      <text:p text:style-name="Code"/>
      <text:p text:style-name="Code">/// Print a character’s categorization in a locale.</text:p>
      <text:p text:style-name="Code">void print(int c, std::string const&amp; name, std::locale loc)</text:p>
      <text:p text:style-name="Code">{</text:p>
      <text:p text:style-name="Code"><text:s text:c="2"/>// Don’t concern yourself with the &amp; operator. I’ll cover that later</text:p>
      <text:p text:style-name="Code"><text:s text:c="2"/>// in the book, in Exploration 6<text:change-start text:change-id="ct170734576"/>1<text:change-end text:change-id="ct170734576"/><text:change text:change-id="ct165545168"/>. Its purpose is just to ensure</text:p>
      <text:p text:style-name="Code"><text:s text:c="2"/>// the character’s escape code is printed correctly.</text:p>
      <text:p text:style-name="Code"><text:s text:c="2"/>std::cout &lt;&lt; "\\x" &lt;&lt; std::setw(2) &lt;&lt; (c &amp; 0xff) &lt;&lt;</text:p>
      <text:p text:style-name="Code"><text:soft-page-break/><text:s text:c="15"/>" is " &lt;&lt; name &lt;&lt; " in " &lt;&lt; loc.name() &lt;&lt; '\n';</text:p>
      <text:p text:style-name="Code">}</text:p>
      <text:p text:style-name="Code"/>
      <text:p text:style-name="Code">/// Test a character’s categorization in the locale, @p loc.</text:p>
      <text:p text:style-name="Code">void test(char c, std::locale loc)</text:p>
      <text:p text:style-name="Code">{</text:p>
      <text:p text:style-name="Code"><text:s text:c="2"/>iosaver save(std::cout);</text:p>
      <text:p text:style-name="Code"><text:s text:c="2"/>std::cout &lt;&lt; std::hex &lt;&lt; std::setfill('0');</text:p>
      <text:p text:style-name="Code"><text:s text:c="2"/>if (std::isalnum(c, loc))</text:p>
      <text:p text:style-name="Code"><text:s text:c="4"/>print(c, "alphanumeric", loc);</text:p>
      <text:p text:style-name="Code"><text:s text:c="2"/>else if (std::iscntrl(c, loc))</text:p>
      <text:p text:style-name="Code"><text:s text:c="4"/>print(c, "control", loc);</text:p>
      <text:p text:style-name="Code"><text:s text:c="2"/>else if (std::ispunct(c, loc))</text:p>
      <text:p text:style-name="Code"><text:s text:c="4"/>print(c, "punctuation", loc);</text:p>
      <text:p text:style-name="Code"><text:s text:c="2"/>else</text:p>
      <text:p text:style-name="Code"><text:s text:c="4"/>print(c, "none of the above", loc);</text:p>
      <text:p text:style-name="Code">}</text:p>
      <text:p text:style-name="Code"/>
      <text:p text:style-name="Code">int main()</text:p>
      <text:p text:style-name="Code">{</text:p>
      <text:p text:style-name="Code"><text:s text:c="2"/>// Test the same code point in different locales and character sets.</text:p>
      <text:p text:style-name="Code"><text:s text:c="2"/>char c('\xd7');</text:p>
      <text:p text:style-name="Code"/>
      <text:p text:style-name="Code"><text:s text:c="2"/>// ISO 8859-1 is also called Latin-1 and is widely used in Western Europe</text:p>
      <text:p text:style-name="Code"><text:s text:c="2"/>// and the Americas. It is often the default character set in these regions.</text:p>
      <text:p text:style-name="Code"><text:s text:c="2"/>// The country and language are unimportant for this test.</text:p>
      <text:p text:style-name="Code"><text:s text:c="2"/>// Choose any that support the ISO 8859-1 character set.</text:p>
      <text:p text:style-name="Code"><text:s text:c="2"/>test(c, std::locale("en_US.iso88591"));</text:p>
      <text:p text:style-name="Code"/>
      <text:p text:style-name="Code"><text:s text:c="2"/>// ISO 8859-5 is Cyrillic. It is often the default character set in Russia</text:p>
      <text:p text:style-name="Code"><text:s text:c="2"/>// and some Eastern European countries. Choose any language and region that</text:p>
      <text:p text:style-name="Code"><text:s text:c="2"/>// support the ISO 8859-5 character set.</text:p>
      <text:p text:style-name="Code"><text:s text:c="2"/>test(c, std::locale("ru_RU.iso88595"));</text:p>
      <text:p text:style-name="Code"/>
      <text:p text:style-name="Code"><text:s text:c="2"/>// ISO 8859-7 is Greek. Choose any language and region that</text:p>
      <text:p text:style-name="Code"><text:s text:c="2"/>// support the ISO 8859-7 character set.</text:p>
      <text:p text:style-name="Code"><text:s text:c="2"/>test(c, std::locale("el_GR.iso88597"));</text:p>
      <text:p text:style-name="Code"/>
      <text:p text:style-name="Code"><text:s text:c="2"/>// ISO 8859-8 contains some Hebrew. It is no longer widely used.</text:p>
      <text:p text:style-name="Code"><text:s text:c="2"/>// Choose any language and region that support the ISO 8859-8 character set.</text:p>
      <text:p text:style-name="Code"><text:s text:c="2"/>test(c, std::locale("he_IL.iso88598"));</text:p>
      <text:p text:style-name="Code_20_Last">}</text:p>
      <text:p text:style-name="P4">What do you get as the actual response?</text:p>
      <text:p text:style-name="Body_20_Text_20_First">~LLL</text:p>
      <text:p text:style-name="Body_20_Text_20_First">~LLL</text:p>
      <text:p text:style-name="Body_20_Text_20_First">~LLL</text:p>
      <text:p text:style-name="Body_20_Text_20_First">~LLL</text:p>
      <text:p text:style-name="Body_20_Text">In case you had trouble identifying locale names or other problems running the program, Listing <text:change text:change-id="ct172534472"/><text:change-start text:change-id="ct172089840"/><text:variable-get text:name="chapter" office:value-type="float" style:data-style-name="N0">53</text:variable-get><text:change-end text:change-id="ct172089840"/>-<text:bookmark-ref text:reference-format="text" text:ref-name="Ref_locale_results_code">3</text:bookmark-ref> shows the result when I run it on my system.</text:p>
      <text:p text:style-name="Code_20_Caption"><text:change text:change-id="ct173586144"/><text:change-start text:change-id="ct173660144"/><text:soft-page-break/><text:span text:style-name="T2"><text:hidden-text text:condition="ooow:" text:string-value=".txt" text:is-hidden="true"/></text:span><text:change-end text:change-id="ct173660144"/>Listing <text:change-start text:change-id="ct172278232"/><text:variable-get text:name="chapter" office:value-type="float" style:data-style-name="N0">53</text:variable-get><text:change-end text:change-id="ct172278232"/><text:change text:change-id="ct172088664"/>-<text:bookmark-start text:name="Ref_locale_results_code"/><text:sequence text:ref-name="refText2" text:name="Text" text:formula="ooow:Text+1" style:num-format="1">3</text:sequence><text:bookmark-end text:name="Ref_locale_results_code"/>. Result of running program in Listing <text:change text:change-id="ct172258184"/><text:change-start text:change-id="ct173763768"/><text:variable-get text:name="chapter" office:value-type="float" style:data-style-name="N0">53</text:variable-get><text:change-end text:change-id="ct173763768"/>-<text:bookmark-ref text:reference-format="text" text:ref-name="Ref_charsets_listing">2</text:bookmark-ref></text:p>
      <text:p text:style-name="Code_20_First">\xd7 is punctuation in en_US.iso88591</text:p>
      <text:p text:style-name="Code">\xd7 is alphanumeric in ru_RU.iso88595</text:p>
      <text:p text:style-name="Code">\xd7 is alphanumeric in el_GR.iso88597</text:p>
      <text:p text:style-name="Code_20_Last">\xd7 is none of the above in he_IL.iso88598</text:p>
      <text:p text:style-name="Body_20_Text">As you can see, the same character has different categories, depending on the locale’s character set. Now imagine that the user has entered a string, and your program has stored the string. If your program changes the global locale, or the locale used to process that string, you might end up misinterpreting the string.</text:p>
      <text:p text:style-name="Body_20_Text">Listing <text:change text:change-id="ct162312504"/><text:change-start text:change-id="ct173498392"/><text:variable-get text:name="chapter" office:value-type="float" style:data-style-name="N0">53</text:variable-get><text:change-end text:change-id="ct173498392"/>-<text:bookmark-ref text:reference-format="text" text:ref-name="Ref_currency_io_code">1</text:bookmark-ref> cached its facets. <office:annotation><dc:creator>Matthew Moodie</dc:creator><dc:date>2008-09-05T00:00:00</dc:date><text:p>Would, “Normally, the categorization functions must load their facets...” be better here, because we're about to show that we can cache them, thus negating the “must”?</text:p></office:annotation><text:change-start text:change-id="ct159557040"/>In Listing <text:variable-get text:name="chapter" office:value-type="float" style:data-style-name="N0">53</text:variable-get>-<text:bookmark-ref text:reference-format="text" text:ref-name="Ref_charsets_listing">2</text:bookmark-ref>, <text:change-end text:change-id="ct159557040"/><text:change text:change-id="ct159556640"/><text:change-start text:change-id="ct159558440"/>t<text:change-end text:change-id="ct159558440"/>he categorization functions <text:change text:change-id="ct161154224"/>reload their facets every time they are called<text:change text:change-id="ct159558944"/><text:change-start text:change-id="ct159558672"/>,<text:change-end text:change-id="ct159558672"/> <text:change-start text:change-id="ct159558768"/>but <text:change-end text:change-id="ct159558768"/><text:change text:change-id="ct159559752"/><text:change-start text:change-id="ct159557640"/>y<text:change-end text:change-id="ct159557640"/>ou can rewrite <text:change-start text:change-id="ct159560760"/>the<text:change-end text:change-id="ct159560760"/><text:change-start text:change-id="ct159560312"/> program <text:change-end text:change-id="ct159560312"/><text:change text:change-id="ct161676512"/>so <text:change text:change-id="ct159557864"/><text:s/>loads its facet only once. The character type facet is called <text:span text:style-name="Code_20_Inline"><text:span text:style-name="Code_20_Inline">ctype</text:span></text:span>. It has a function named <text:span text:style-name="Code_20_Inline"><text:span text:style-name="Code_20_Inline">is</text:span></text:span>, which takes a category mask and a character as arguments, and returns a <text:span text:style-name="Code_20_Inline"><text:span text:style-name="Code_20_Inline">bool</text:span></text:span>: true if the character has a type in the mask. The mask values are specified in <text:span text:style-name="Code_20_Inline"><text:span text:style-name="Code_20_Inline">std::ctype_base</text:span></text:span>. </text:p>
      <text:p text:style-name="Note_2f_Tip_2f_Caution"><text:change text:change-id="ct159557736"/><text:change-start text:change-id="ct161255576"/>Note<text:tab/><text:change-end text:change-id="ct161255576"/>Notice the convention that the <text:change-start text:change-id="ct161255224"/>S<text:change-end text:change-id="ct161255224"/><text:change text:change-id="ct161429504"/>tandard library uses throughout. When a class template needs helper types and constants, they are declared in a non-template base class. The class template derives from the base class, and so gains easy access to the types and constants. Callers gain access to the types and constants by qualifying with the base class name. By avoiding the template in the base class, the <text:change-start text:change-id="ct161429840"/>S<text:change-end text:change-id="ct161429840"/><text:change text:change-id="ct159620672"/>tandard library avoids unnecessary instantiations just to use a type or constant that is unrelated to the template argument.<text:change text:change-id="ct161201184"/></text:p>
      <text:p text:style-name="P2">The <text:span text:style-name="T7">mask</text:span> names are the same as the categorization functions, but without the leading <text:span text:style-name="Code_20_Inline">is</text:span>. Listing <text:change text:change-id="ct173513768"/><text:change-start text:change-id="ct173457712"/><text:variable-get text:name="chapter" office:value-type="float" style:data-style-name="N0">53</text:variable-get><text:change-end text:change-id="ct173457712"/>-<text:bookmark-ref text:reference-format="text" text:ref-name="Ref_cache_ctype_code">4</text:bookmark-ref> shows how to rewrite the simple character set demonstration to use a single cached <text:span text:style-name="Code_20_Inline">ctype</text:span> facet.</text:p>
      <text:p text:style-name="Code_20_Caption">Listing <text:change text:change-id="ct173616232"/><text:change-start text:change-id="ct172475336"/><text:variable-get text:name="chapter" office:value-type="float" style:data-style-name="N0">53</text:variable-get><text:change-end text:change-id="ct172475336"/>-<text:bookmark-start text:name="Ref_cache_ctype_code"/><text:sequence text:ref-name="refText3" text:name="Text" text:formula="ooow:Text+1" style:num-format="1">4</text:sequence><text:bookmark-end text:name="Ref_cache_ctype_code"/>. Caching the <text:span text:style-name="Code_20_Inline">ctype</text:span> facet</text:p>
      <text:p text:style-name="Code_20_First">#include &lt;iomanip&gt;</text:p>
      <text:p text:style-name="Code">#include &lt;iostream&gt;</text:p>
      <text:p text:style-name="Code">#include &lt;locale&gt;</text:p>
      <text:p text:style-name="Code">#include &lt;ostream&gt;</text:p>
      <text:p text:style-name="Code"/>
      <text:p text:style-name="Code">#include "iosaver.hpp"</text:p>
      <text:p text:style-name="Code"/>
      <text:p text:style-name="Code">void print(int c, std::string const&amp; name, std::locale loc)</text:p>
      <text:p text:style-name="Code">{</text:p>
      <text:p text:style-name="Code"><text:s text:c="2"/>// Don’t concern yourself with the &amp; operator. I’ll cover that later</text:p>
      <text:p text:style-name="Code"><text:s text:c="2"/>// in the book. Its purpose is just to ensure the character’s escape</text:p>
      <text:p text:style-name="Code"><text:s text:c="2"/>// code is printed correctly.</text:p>
      <text:p text:style-name="Code"><text:s text:c="2"/>std::cout &lt;&lt; "\\x" &lt;&lt; std::setw(2) &lt;&lt; (c &amp; 0xff) &lt;&lt;</text:p>
      <text:p text:style-name="Code"><text:s text:c="15"/>" is " &lt;&lt; name &lt;&lt; " in " &lt;&lt; loc.name() &lt;&lt; '\n';</text:p>
      <text:p text:style-name="Code">}</text:p>
      <text:p text:style-name="Code"/>
      <text:p text:style-name="Code">/// Test a character’s categorization in the locale, @p loc.</text:p>
      <text:p text:style-name="Code">void test(char c, std::locale loc)</text:p>
      <text:p text:style-name="Code">{</text:p>
      <text:p text:style-name="Code"><text:soft-page-break/><text:s text:c="2"/>iosaver save(std::cout);</text:p>
      <text:p text:style-name="Code"/>
      <text:p text:style-name="Code_20_Bold"><text:s text:c="2"/>std::ctype&lt;char&gt; const&amp; ctype(std::use_facet&lt;std::ctype&lt;char&gt; &gt;(loc));</text:p>
      <text:p text:style-name="Code"/>
      <text:p text:style-name="Code"><text:s text:c="2"/>std::cout &lt;&lt; std::hex &lt;&lt; std::setfill('0');</text:p>
      <text:p text:style-name="Code_20_Bold"><text:s text:c="2"/>if (ctype.is(std::ctype_base::alnum, c))</text:p>
      <text:p text:style-name="Code"><text:s text:c="4"/>print(c, "alphanumeric", loc);</text:p>
      <text:p text:style-name="Code_20_Bold"><text:s text:c="2"/>else if (ctype.is(std::ctype_base::cntrl, c))</text:p>
      <text:p text:style-name="Code"><text:s text:c="4"/>print(c, "control", loc);</text:p>
      <text:p text:style-name="Code_20_Bold"><text:s text:c="2"/>else if (ctype.is(std::ctype_base::punct, c))</text:p>
      <text:p text:style-name="Code"><text:s text:c="4"/>print(c, "punctuation", loc);</text:p>
      <text:p text:style-name="Code"><text:s text:c="2"/>else</text:p>
      <text:p text:style-name="Code"><text:s text:c="4"/>print(c, "none of the above", loc);</text:p>
      <text:p text:style-name="Code">}</text:p>
      <text:p text:style-name="Code"/>
      <text:p text:style-name="Code">int main()</text:p>
      <text:p text:style-name="Code">{</text:p>
      <text:p text:style-name="Code"><text:s text:c="2"/>// Test the same code point in different locales and character sets.</text:p>
      <text:p text:style-name="Code"><text:s text:c="2"/>char c('\xd7');</text:p>
      <text:p text:style-name="Code"/>
      <text:p text:style-name="Code"><text:s text:c="2"/>// ISO 8859-1 is also called Latin-1 and is widely used in Western Europe</text:p>
      <text:p text:style-name="Code"><text:s text:c="2"/>// and the Americas. It is often the default character set in these regions.</text:p>
      <text:p text:style-name="Code"><text:s text:c="2"/>// The country and language are unimportant for this test.</text:p>
      <text:p text:style-name="Code"><text:s text:c="2"/>// Choose any that support the ISO 8859-1 character set.</text:p>
      <text:p text:style-name="Code"><text:s text:c="2"/>test(c, std::locale("en_US.iso88591"));</text:p>
      <text:p text:style-name="Code"/>
      <text:p text:style-name="Code"><text:s text:c="2"/>// ISO 8859-5 is Cyrillic. It is often the default character set in Russia</text:p>
      <text:p text:style-name="Code"><text:s text:c="2"/>// and some Eastern European countries. Choose any language and region that</text:p>
      <text:p text:style-name="Code"><text:s text:c="2"/>// support the ISO 8859-5 character set.</text:p>
      <text:p text:style-name="Code"><text:s text:c="2"/>test(c, std::locale("ru_RU.iso88595"));</text:p>
      <text:p text:style-name="Code"/>
      <text:p text:style-name="Code"><text:s text:c="2"/>// ISO 8859-7 is Greek. Choose any language and region that</text:p>
      <text:p text:style-name="Code"><text:s text:c="2"/>// support the ISO 8859-7 character set.</text:p>
      <text:p text:style-name="Code"><text:s text:c="2"/>test(c, std::locale("el_GR.iso88597"));</text:p>
      <text:p text:style-name="Code"/>
      <text:p text:style-name="Code"><text:s text:c="2"/>// ISO 8859-8 contains some Hebrew. It is no longer widely used.</text:p>
      <text:p text:style-name="Code"><text:s text:c="2"/>// Choose any language and region that support the ISO 8859-8 character set.</text:p>
      <text:p text:style-name="Code"><text:s text:c="2"/>test(c, std::locale("he_IL.iso88598"));</text:p>
      <text:p text:style-name="Code_20_Last">}</text:p>
      <text:p text:style-name="Body_20_Text_20_Cont">The <text:span text:style-name="Code_20_Inline">ctype</text:span> facet also performs case conversions with the <text:span text:style-name="Code_20_Inline">toupper</text:span> and <text:span text:style-name="Code_20_Inline">tolower</text:span> member functions, which take a single <text:span text:style-name="Code_20_Inline">char</text:span> argument and return a <text:span text:style-name="Code_20_Inline">char</text:span> result. <text:span text:style-name="T3">Copy the program from Listing 40-5, and change the functor classes to use cached facets.</text:span> Compare your program with Listing <text:change text:change-id="ct173753368"/><text:change-start text:change-id="ct172462320"/><text:variable-get text:name="chapter" office:value-type="float" style:data-style-name="N0">53</text:variable-get><text:change-end text:change-id="ct172462320"/>-<text:bookmark-ref text:reference-format="text" text:ref-name="Ref_count_words_code">5</text:bookmark-ref>.</text:p>
      <text:p text:style-name="Code_20_Caption"><text:change text:change-id="ct-1449654288"/><text:change-start text:change-id="ct173617080"/><text:span text:style-name="T2"><text:hidden-text text:condition="ooow:" text:string-value=".func" text:is-hidden="true"/></text:span><text:change-end text:change-id="ct173617080"/>Listing <text:change text:change-id="ct-1450171264"/><text:change-start text:change-id="ct173794776"/><text:variable-get text:name="chapter" office:value-type="float" style:data-style-name="N0">53</text:variable-get><text:change-end text:change-id="ct173794776"/>-<text:bookmark-start text:name="Ref_count_words_code"/><text:sequence text:ref-name="refText4" text:name="Text" text:formula="ooow:Text+1" style:num-format="1">5</text:sequence><text:bookmark-end text:name="Ref_count_words_code"/>. Counting words again, this time with cached facets</text:p>
      <text:p text:style-name="Code_20_First">// Copy the initial portion of Listing 21-2 here, including print_counts,</text:p>
      <text:p text:style-name="Code">// but stopping just before sanitize.</text:p>
      <text:p text:style-name="Code"/>
      <text:p text:style-name="Code">/** Base class to hold a ctype facet. */</text:p>
      <text:p text:style-name="Code">class function</text:p>
      <text:p text:style-name="Code">{</text:p>
      <text:p text:style-name="Code">public:</text:p>
      <text:p text:style-name="Code_20_Bold"><text:soft-page-break/><text:s text:c="2"/>function(std::locale loc) : ctype_(std::use_facet&lt;std::ctype&lt;char&gt; &gt;(loc)) {}</text:p>
      <text:p text:style-name="Code_20_Bold"><text:s text:c="2"/>bool isalnum(char ch) const { return ctype_.is(std::ctype_base::alnum, ch); }</text:p>
      <text:p text:style-name="Code_20_Bold"><text:s text:c="2"/>char tolower(char ch) const { return ctype_.tolower(ch); }</text:p>
      <text:p text:style-name="Code_20_Bold">private:</text:p>
      <text:p text:style-name="Code_20_Bold"><text:s text:c="2"/>std::ctype&lt;char&gt; const&amp; ctype_;</text:p>
      <text:p text:style-name="Code">};</text:p>
      <text:p text:style-name="Code_20_First">// Copy the rest of Listing 40-5 here, starting with the non_letter class,</text:p>
      <text:p text:style-name="Code_20_Last">// and continuing to the end of the listing.</text:p>
      <text:p text:style-name="Body_20_Text_20_Cont">Notice how most of the program is unchanged. The simple act of caching the <text:span text:style-name="Code_20_Inline">ctype</text:span> facet reduces this program’s runtime by about 15% on my system.</text:p>
      <text:h text:style-name="Heading_20_1" text:outline-level="1">Collation Order</text:h>
      <text:p text:style-name="Body_20_Text_20_First">You can use the relational operators (such as <text:span text:style-name="Code_20_Inline">&lt;</text:span>) with characters and strings, but they don’t actually compare characters; they compare code points. Most users don’t care whether a list of names is sorted in ascending numerical order by code point. They want a list of names sorted in ascending alphabetical order, according to their native collation rules.</text:p>
      <text:p text:style-name="Body_20_Text">For example, which comes first: ångstrom or angle? The answer depends on where you live and what language you speak. In Scandinavia, angle comes first, and ångstrom comes after zebra. The <text:span text:style-name="Code_20_Inline">collate</text:span> facet compares strings according to the locale’s rules. Its <text:span text:style-name="Code_20_Inline">compare</text:span> function is somewhat clumsy to use, so the <text:span text:style-name="Code_20_Inline">locale</text:span> class template provides a simple interface for determining whether one <text:span text:style-name="Code_20_Inline">string</text:span> is less than another, using the <text:span text:style-name="Code_20_Inline">locale</text:span>’s function call operator. In other words, you can use a locale object itself as the comparison functor for standard algorithms such as <text:span text:style-name="Code_20_Inline">sort</text:span>. Listing <text:change text:change-id="ct173461144"/><text:change-start text:change-id="ct173649448"/><text:variable-get text:name="chapter" office:value-type="float" style:data-style-name="N0">53</text:variable-get><text:change-end text:change-id="ct173649448"/>-<text:bookmark-ref text:reference-format="text" text:ref-name="Ref_collation_code">6</text:bookmark-ref> shows a program that demonstrates how collation order depends on locale. In order to get the program to run in your environment, you might need to change the locale names.</text:p>
      <text:p text:style-name="Code_20_Caption">Listing <text:change text:change-id="ct173464840"/><text:change-start text:change-id="ct173497080"/><text:variable-get text:name="chapter" office:value-type="float" style:data-style-name="N0">53</text:variable-get><text:change-end text:change-id="ct173497080"/>-<text:bookmark-start text:name="Ref_collation_code"/><text:sequence text:ref-name="refText5" text:name="Text" text:formula="ooow:Text+1" style:num-format="1">6</text:sequence><text:bookmark-end text:name="Ref_collation_code"/>. Demonstrating how collation order depends on locale</text:p>
      <text:p text:style-name="Code_20_First">#include &lt;algorithm&gt;</text:p>
      <text:p text:style-name="Code">#include &lt;iostream&gt;</text:p>
      <text:p text:style-name="Code">#include &lt;iterator&gt;</text:p>
      <text:p text:style-name="Code">#include &lt;locale&gt;</text:p>
      <text:p text:style-name="Code">#include &lt;ostream&gt;</text:p>
      <text:p text:style-name="Code">#include &lt;string&gt;</text:p>
      <text:p text:style-name="Code">#include &lt;vector&gt;</text:p>
      <text:p text:style-name="Code"/>
      <text:p text:style-name="Code">void sort_words(std::vector&lt;std::string&gt; words, std::locale loc)</text:p>
      <text:p text:style-name="Code">{</text:p>
      <text:p text:style-name="Code_20_Bold"><text:s text:c="2"/>std::sort(words.begin(), words.end(), loc);</text:p>
      <text:p text:style-name="Code"><text:s text:c="2"/>std::cout &lt;&lt; loc.name() &lt;&lt; ":\n";</text:p>
      <text:p text:style-name="Code"><text:s text:c="2"/>std::copy(words.begin(), words.end(),</text:p>
      <text:p text:style-name="Code"><text:s text:c="12"/>std::ostream_iterator&lt;std::string&gt;(std::cout, "\n"));</text:p>
      <text:p text:style-name="Code">}</text:p>
      <text:p text:style-name="Code"/>
      <text:p text:style-name="Code">int main()</text:p>
      <text:p text:style-name="Code">{</text:p>
      <text:p text:style-name="Code"><text:s text:c="2"/>using namespace std;</text:p>
      <text:p text:style-name="Code"><text:s text:c="2"/>vector&lt;string&gt; words;</text:p>
      <text:p text:style-name="Code"><text:s text:c="2"/>words.push_back("circus");</text:p>
      <text:p text:style-name="Code"><text:soft-page-break/><text:s text:c="2"/>words.push_back("\u00e5ngstrom"); <text:s text:c="4"/>// ångstrom</text:p>
      <text:p text:style-name="Code"><text:s text:c="2"/>words.push_back("\u00e7irc\u00ea"); <text:s text:c="2"/>// çircê</text:p>
      <text:p text:style-name="Code"><text:s text:c="2"/>words.push_back("angle");</text:p>
      <text:p text:style-name="Code"><text:s text:c="2"/>words.push_back("essen");</text:p>
      <text:p text:style-name="Code"><text:s text:c="2"/>words.push_back("ether");</text:p>
      <text:p text:style-name="Code"><text:s text:c="2"/>words.push_back("\u00e6ther"); <text:s text:c="7"/>// æther</text:p>
      <text:p text:style-name="Code"><text:s text:c="2"/>words.push_back("aether");</text:p>
      <text:p text:style-name="Code"><text:s text:c="2"/>words.push_back("e\u00dfen"); <text:s text:c="8"/>// eßen</text:p>
      <text:p text:style-name="Code"/>
      <text:p text:style-name="Code"><text:s text:c="2"/>sort_words(words, locale::classic());</text:p>
      <text:p text:style-name="Code"><text:s text:c="2"/>sort_words(words, locale("en_GB.utf8")); <text:s/>// Great Britain</text:p>
      <text:p text:style-name="Code"><text:s text:c="2"/>sort_words(words, locale("no_NO.utf8")); <text:s/>// Norway</text:p>
      <text:p text:style-name="Code_20_Last">}</text:p>
      <text:p text:style-name="Body_20_Text_20_Cont">The boldface line shows how the <text:span text:style-name="Code_20_Inline">locale</text:span> object is used as a comparison functor to sort the words. Table <text:change text:change-id="ct173645808"/><text:change-start text:change-id="ct172441104"/><text:variable-get text:name="chapter" office:value-type="float" style:data-style-name="N0">53</text:variable-get><text:change-end text:change-id="ct172441104"/>-<text:bookmark-ref text:reference-format="text" text:ref-name="Ref_collation_table">3</text:bookmark-ref> lists the results I get for each locale. Depending on your native character set, you may get different results.</text:p>
      <text:p text:style-name="Table_20_Caption">Table <text:change text:change-id="ct173618848"/><text:change-start text:change-id="ct173617592"/><text:variable-get text:name="chapter" office:value-type="float" style:data-style-name="N0">53</text:variable-get><text:change-end text:change-id="ct173617592"/>-<text:bookmark-start text:name="Ref_collation_table"/><text:sequence text:ref-name="refTable2" text:name="Table" text:formula="ooow:Table+1" style:num-format="1">3</text:sequence><text:bookmark-end text:name="Ref_collation_table"/>. Collation order for each locale</text:p>
      <table:table table:name="Table3" table:style-name="Table3">
        <table:table-column table:style-name="Table3.A" table:number-columns-repeated="2"/>
        <table:table-column table:style-name="Table3.C"/>
        <table:table-row table:style-name="Table3.1">
          <table:table-cell table:style-name="Table3.A1" office:value-type="string">
            <text:p text:style-name="P6">Classic</text:p>
          </table:table-cell>
          <table:table-cell table:style-name="Table3.A1" office:value-type="string">
            <text:p text:style-name="P6">Great Britain</text:p>
          </table:table-cell>
          <table:table-cell table:style-name="Table3.C1" office:value-type="string">
            <text:p text:style-name="P6">Norway</text:p>
          </table:table-cell>
        </table:table-row>
        <table:table-row table:style-name="Table3.1">
          <table:table-cell table:style-name="Table3.A2" office:value-type="string">
            <text:p text:style-name="P5"><text:span text:style-name="Code_20_Inline">aether</text:span></text:p>
            <text:p text:style-name="Table_20_Text"><text:span text:style-name="Code_20_Inline">angle</text:span></text:p>
            <text:p text:style-name="Table_20_Text"><text:span text:style-name="Code_20_Inline">circus</text:span></text:p>
            <text:p text:style-name="Table_20_Text"><text:span text:style-name="Code_20_Inline">essen</text:span></text:p>
            <text:p text:style-name="Table_20_Text"><text:span text:style-name="Code_20_Inline">ether</text:span></text:p>
            <text:p text:style-name="Table_20_Text"><text:span text:style-name="Code_20_Inline">eßen</text:span></text:p>
            <text:p text:style-name="Table_20_Text"><text:span text:style-name="Code_20_Inline">ångstrom</text:span></text:p>
            <text:p text:style-name="Table_20_Text"><text:span text:style-name="Code_20_Inline">æther</text:span></text:p>
            <text:p text:style-name="Table_20_Text"><text:span text:style-name="Code_20_Inline">çircê</text:span></text:p>
          </table:table-cell>
          <table:table-cell table:style-name="Table3.A2" office:value-type="string">
            <text:p text:style-name="P5"><text:span text:style-name="Code_20_Inline">aether</text:span></text:p>
            <text:p text:style-name="Table_20_Text"><text:span text:style-name="Code_20_Inline">æther</text:span></text:p>
            <text:p text:style-name="Table_20_Text"><text:span text:style-name="Code_20_Inline">angle</text:span></text:p>
            <text:p text:style-name="Table_20_Text"><text:span text:style-name="Code_20_Inline">ångstrom</text:span></text:p>
            <text:p text:style-name="Table_20_Text"><text:span text:style-name="Code_20_Inline">çircê</text:span></text:p>
            <text:p text:style-name="Table_20_Text"><text:span text:style-name="Code_20_Inline">circus</text:span></text:p>
            <text:p text:style-name="Table_20_Text"><text:span text:style-name="Code_20_Inline">essen</text:span></text:p>
            <text:p text:style-name="Table_20_Text"><text:span text:style-name="Code_20_Inline">eßen</text:span></text:p>
            <text:p text:style-name="Table_20_Text"><text:span text:style-name="Code_20_Inline">ether</text:span></text:p>
          </table:table-cell>
          <table:table-cell table:style-name="Table3.C2" office:value-type="string">
            <text:p text:style-name="P5"><text:span text:style-name="Code_20_Inline">aether</text:span></text:p>
            <text:p text:style-name="Table_20_Text"><text:span text:style-name="Code_20_Inline">angle</text:span></text:p>
            <text:p text:style-name="Table_20_Text"><text:span text:style-name="Code_20_Inline">çircê</text:span></text:p>
            <text:p text:style-name="Table_20_Text"><text:span text:style-name="Code_20_Inline">circus</text:span></text:p>
            <text:p text:style-name="Table_20_Text"><text:span text:style-name="Code_20_Inline">essen</text:span></text:p>
            <text:p text:style-name="Table_20_Text"><text:span text:style-name="Code_20_Inline">eßen</text:span></text:p>
            <text:p text:style-name="Table_20_Text"><text:span text:style-name="Code_20_Inline">ether</text:span></text:p>
            <text:p text:style-name="Table_20_Text"><text:span text:style-name="Code_20_Inline">æther</text:span></text:p>
            <text:p text:style-name="Table_20_Text"><text:span text:style-name="Code_20_Inline">ångstrom</text:span></text:p>
          </table:table-cell>
        </table:table-row>
      </table:table>
      <text:p text:style-name="Body_20_Text_20_Cont">Facets are parameterized on character type, so you can use them with wide characters, too. In fact, if you had trouble running the program in Listing <text:change text:change-id="ct173522880"/><text:change-start text:change-id="ct172444832"/><text:variable-get text:name="chapter" office:value-type="float" style:data-style-name="N0">53</text:variable-get><text:change-end text:change-id="ct172444832"/>-<text:bookmark-ref text:reference-format="text" text:ref-name="Ref_collation_code">6</text:bookmark-ref>, or you got different results, using wide characters might solve your problems. <text:span text:style-name="T3">Rewrite Listing </text:span><text:change text:change-id="ct171054336"/><text:change-start text:change-id="ct173662184"/><text:span text:style-name="T3"><text:variable-get text:name="chapter" office:value-type="float" style:data-style-name="N0">53</text:variable-get></text:span><text:change-end text:change-id="ct173662184"/><text:span text:style-name="T3">-</text:span><text:span text:style-name="T3"><text:bookmark-ref text:reference-format="text" text:ref-name="Ref_collation_code">6</text:bookmark-ref></text:span><text:span text:style-name="T3"> to use </text:span><text:span text:style-name="Code_20_Inline"><text:span text:style-name="T3">wstring</text:span></text:span><text:span text:style-name="T3"> instead of </text:span><text:span text:style-name="Code_20_Inline"><text:span text:style-name="T3">string</text:span></text:span><text:span text:style-name="T3">, to use wide string literals, and to write results to </text:span><text:span text:style-name="Code_20_Inline"><text:span text:style-name="T3">wcout</text:span></text:span><text:span text:style-name="T3">.</text:span> The <text:span text:style-name="Code_20_Inline">ostream_iterator</text:span> class template takes multiple template arguments. As you know, the first is the type of item to write to the output stream. The second is the stream’s character type. Because the default type for the second argument is <text:span text:style-name="Code_20_Inline">char</text:span>, we’ve never needed to specify it before, but now we do. Compare your program with Listing <text:change text:change-id="ct173576608"/><text:change-start text:change-id="ct173644808"/><text:variable-get text:name="chapter" office:value-type="float" style:data-style-name="N0">53</text:variable-get><text:change-end text:change-id="ct173644808"/>-<text:bookmark-ref text:reference-format="text" text:ref-name="Ref_wide_collation_code">7</text:bookmark-ref>.</text:p>
      <text:p text:style-name="Code_20_Caption">Listing <text:change text:change-id="ct173612792"/><text:change-start text:change-id="ct173444544"/><text:variable-get text:name="chapter" office:value-type="float" style:data-style-name="N0">53</text:variable-get><text:change-end text:change-id="ct173444544"/>-<text:bookmark-start text:name="Ref_wide_collation_code"/><text:sequence text:ref-name="refText6" text:name="Text" text:formula="ooow:Text+1" style:num-format="1">7</text:sequence><text:bookmark-end text:name="Ref_wide_collation_code"/>. Testing collation order of wide strings</text:p>
      <text:p text:style-name="Code_20_First">#include &lt;algorithm&gt;</text:p>
      <text:p text:style-name="Code">#include &lt;iostream&gt;</text:p>
      <text:p text:style-name="Code">#include &lt;iterator&gt;</text:p>
      <text:p text:style-name="Code">#include &lt;locale&gt;</text:p>
      <text:p text:style-name="Code">#include &lt;ostream&gt;</text:p>
      <text:p text:style-name="Code">#include &lt;string&gt;</text:p>
      <text:p text:style-name="Code"><text:soft-page-break/>#include &lt;vector&gt;</text:p>
      <text:p text:style-name="Code"/>
      <text:p text:style-name="Code">std::wstring widen(std::string const&amp; narrow)</text:p>
      <text:p text:style-name="Code">{</text:p>
      <text:p text:style-name="Code"><text:s text:c="2"/>return std::wstring(narrow.begin(), narrow.end());</text:p>
      <text:p text:style-name="Code">}</text:p>
      <text:p text:style-name="Code"/>
      <text:p text:style-name="Code">void sort_words(std::vector&lt;std::wstring&gt; words, std::locale loc)</text:p>
      <text:p text:style-name="Code">{</text:p>
      <text:p text:style-name="Code"><text:s text:c="2"/>std::sort(words.begin(), words.end(), loc);</text:p>
      <text:p text:style-name="Code"><text:s text:c="2"/>std::wcout &lt;&lt; widen(loc.name()) &lt;&lt; L":\n";</text:p>
      <text:p text:style-name="Code"><text:s text:c="2"/>std::copy(words.begin(), words.end(),</text:p>
      <text:p text:style-name="Code"><text:s text:c="12"/>std::ostream_iterator&lt;std::wstring, wchar_t&gt;(std::wcout, L"\n"));</text:p>
      <text:p text:style-name="Code">}</text:p>
      <text:p text:style-name="Code"/>
      <text:p text:style-name="Code">int main()</text:p>
      <text:p text:style-name="Code">{</text:p>
      <text:p text:style-name="Code"><text:s text:c="2"/>using namespace std;</text:p>
      <text:p text:style-name="Code"><text:s text:c="2"/>vector&lt;wstring&gt; words;</text:p>
      <text:p text:style-name="Code"><text:s text:c="2"/>words.push_back(L"circus");</text:p>
      <text:p text:style-name="Code"><text:s text:c="2"/>words.push_back(L"\u00e5ngstrom"); <text:s text:c="4"/>// ångstrom</text:p>
      <text:p text:style-name="Code"><text:s text:c="2"/>words.push_back(L"\u00e7irc\u00ea"); <text:s text:c="2"/>// çircê</text:p>
      <text:p text:style-name="Code"><text:s text:c="2"/>words.push_back(L"angle");</text:p>
      <text:p text:style-name="Code"><text:s text:c="2"/>words.push_back(L"essen");</text:p>
      <text:p text:style-name="Code"><text:s text:c="2"/>words.push_back(L"ether");</text:p>
      <text:p text:style-name="Code"><text:s text:c="2"/>words.push_back(L"\u00e6ther"); <text:s text:c="7"/>// æther</text:p>
      <text:p text:style-name="Code"><text:s text:c="2"/>words.push_back(L"aether");</text:p>
      <text:p text:style-name="Code"><text:s text:c="2"/>words.push_back(L"e\u00dfen"); <text:s text:c="8"/>// eßen</text:p>
      <text:p text:style-name="Code"/>
      <text:p text:style-name="Code"><text:s text:c="2"/>sort_words(words, locale::classic());</text:p>
      <text:p text:style-name="Code"><text:s text:c="2"/>sort_words(words, locale("en_GB.utf8")); <text:s/>// Great Britain</text:p>
      <text:p text:style-name="Code"><text:s text:c="2"/>sort_words(words, locale("no_NO.utf8")); <text:s/>// Norway</text:p>
      <text:p text:style-name="Code_20_Last">}</text:p>
      <text:p text:style-name="Body_20_Text_20_Cont">On the other hand, some environments have poor support for wide characters, and the results might be worse than earlier. You need to get to know your compiler, library, and operating system in order to know what works best for you.</text:p>
      <text:p text:style-name="Body_20_Text">The next and final topic in Part 3 is to further your understanding of text I/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Nimbus Sans L" svg:font-family="'Nimbus Sans L', Arial"/>
    <style:font-face style:name="Courier New" svg:font-family="'Courier New'" style:font-family-generic="modern"/>
    <style:font-face style:name="Albany AMT" svg:font-family="'Albany AMT', Arial"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ommonBullets" svg:font-family="CommonBullets, Arial" style:font-family-generic="swiss" style:font-pitch="variable"/>
    <style:font-face style:name="Tahoma" svg:font-family="Tahoma" style:font-family-generic="swiss" style:font-pitch="variable"/>
    <style:font-face style:name="TheSansMonoConNormal" svg:font-family="TheSansMonoConNormal"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835in" fo:orphans="2" fo:widows="2" fo:hyphenation-ladder-count="no-limit" style:writing-mode="lr-tb"/>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Albany AMT" style:font-size-asian="14pt" style:font-name-complex="Albany AMT" style:font-size-complex="14pt"/>
    </style:style>
    <style:style style:name="Text_20_body" style:display-name="Text body" style:family="paragraph" style:class="text">
      <style:paragraph-properties fo:margin-left="0in" fo:margin-right="0in" fo:line-height="0.1807in" fo:orphans="2" fo:widows="2" fo:hyphenation-ladder-count="no-limit" fo:text-indent="0.25in" style:auto-text-indent="false"/>
      <style:text-properties style:use-window-font-color="true" style:font-name="Times New Roman" fo:font-size="11.5pt" fo:language="en" fo:country="US" style:font-name-asian="Arial" style:font-size-asian="11.5pt" style:font-name-complex="Times New Roman" style:font-size-complex="10pt" style:language-complex="ar" style:country-complex="SA" fo:hyphenate="false" fo:hyphenation-remain-char-count="2" fo:hyphenation-push-char-count="2"/>
    </style:style>
    <style:style style:name="List" style:family="paragraph" style:parent-style-name="Text_20_body" style:class="list">
      <style:text-properties style:font-name="Times"/>
    </style:style>
    <style:style style:name="Caption" style:family="paragraph" style:parent-style-name="Standard" style:class="extra">
      <style:paragraph-properties fo:margin-top="0.0835in" fo:margin-bottom="0.0835in" text:number-lines="false" text:line-number="0"/>
      <style:text-properties style:font-name="Times"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style:style>
    <style:style style:name="Heading_20_1" style:display-name="Heading 1" style:family="paragraph" style:parent-style-name="Standard" style:next-style-name="Body_20_Text_20_First" style:class="text" style:default-outline-level="1">
      <style:paragraph-properties fo:margin-top="0.25in" fo:margin-bottom="0.0835in" fo:keep-with-next="always"/>
      <style:text-properties style:font-name="Arial" fo:font-size="18pt" fo:font-weight="bold" style:font-size-asian="18pt" style:font-weight-asian="bold" style:font-size-complex="18pt"/>
    </style:style>
    <style:style style:name="Heading_20_2" style:display-name="Heading 2" style:family="paragraph" style:parent-style-name="Standard" style:next-style-name="Body_20_Text_20_First" style:class="text" style:default-outline-level="2">
      <style:paragraph-properties fo:margin-top="0.25in" fo:margin-bottom="0.0835in" fo:keep-with-next="always"/>
      <style:text-properties fo:font-size="14.5pt" fo:font-weight="bold" style:font-size-asian="14.5pt" style:font-weight-asian="bold" style:font-size-complex="14pt"/>
    </style:style>
    <style:style style:name="Heading_20_3" style:display-name="Heading 3" style:family="paragraph" style:parent-style-name="Standard" style:next-style-name="Body_20_Text_20_First" style:class="text" style:default-outline-level="3">
      <style:paragraph-properties fo:margin-top="0.25in" fo:margin-bottom="0.0835in" fo:keep-with-next="always"/>
      <style:text-properties style:font-name="Arial Narrow" fo:font-size="12.5pt" fo:font-weight="bold" style:font-size-asian="12.5pt" style:font-weight-asian="bold" style:font-size-complex="14pt"/>
    </style:style>
    <style:style style:name="Heading_20_4" style:display-name="Heading 4" style:family="paragraph" style:parent-style-name="Standard" style:next-style-name="Standard" style:class="text" style:default-outline-level="4">
      <style:paragraph-properties fo:margin-top="0.25in" fo:margin-bottom="0.0835in" fo:keep-with-next="always"/>
      <style:text-properties fo:letter-spacing="-0.0043in" fo:font-weight="bold" style:font-weight-asian="bold" style:font-size-complex="12pt"/>
    </style:style>
    <style:style style:name="Heading_20_5" style:display-name="Heading 5" style:family="paragraph" style:parent-style-name="Standard" style:next-style-name="Standard" style:class="text" style:default-outline-level="5">
      <style:paragraph-properties fo:margin-top="0.1665in" fo:margin-bottom="0.0417in"/>
      <style:text-properties style:font-name="Arial Narrow" fo:font-size="11pt" fo:font-weight="bold" style:font-size-asian="11pt" style:font-weight-asian="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ootnote" style:family="paragraph" style:parent-style-name="Standard" style:class="extra">
      <style:text-properties fo:font-size="9.5pt" style:font-size-asian="9.5pt"/>
    </style:style>
    <style:style style:name="Index_20_1" style:display-name="Index 1" style:family="paragraph" style:parent-style-name="Standard" style:next-style-name="Standard" style:class="index">
      <style:paragraph-properties fo:margin-left="0.5in" fo:margin-right="0in" fo:text-indent="-0.5in" style:auto-text-indent="false"/>
    </style:style>
    <style:style style:name="Index_20_2" style:display-name="Index 2" style:family="paragraph" style:parent-style-name="Standard" style:next-style-name="Standard" style:class="index">
      <style:paragraph-properties fo:margin-left="0.5in" fo:margin-right="0in" fo:text-indent="-0.3in" style:auto-text-indent="false"/>
    </style:style>
    <style:style style:name="Index_20_3" style:display-name="Index 3" style:family="paragraph" style:parent-style-name="Standard" style:next-style-name="Standard" style:class="index">
      <style:paragraph-properties fo:margin-left="0.5in" fo:margin-right="0in" fo:text-indent="-0.1in" style:auto-text-indent="false"/>
    </style:style>
    <style:style style:name="Body_20_Text_20_First" style:display-name="Body Text First" style:family="paragraph" style:parent-style-name="Text_20_body" style:next-style-name="Body_20_Text">
      <style:paragraph-properties fo:margin-left="0in" fo:margin-right="0in" fo:margin-top="0.0835in" fo:margin-bottom="0in" fo:text-indent="0in" style:auto-text-indent="false"/>
    </style:style>
    <style:style style:name="Body_20_Text" style:display-name="Body Text" style:family="paragraph" style:parent-style-name="Text_20_body">
      <style:text-properties fo:font-size="11.5pt" style:font-size-asian="11.5pt"/>
    </style:style>
    <style:style style:name="Body_20_Text_20_Cont" style:display-name="Body Text Cont" style:family="paragraph" style:parent-style-name="Body_20_Text" style:next-style-name="Body_20_Text">
      <style:paragraph-properties fo:margin-left="0in" fo:margin-right="0in" fo:margin-top="0.0835in" fo:margin-bottom="0in" fo:line-height="0.1807in" fo:text-indent="0in" style:auto-text-indent="false"/>
      <style:text-properties fo:font-size="11.5pt" style:font-size-asian="11.5pt"/>
    </style:style>
    <style:style style:name="Bullet" style:family="paragraph" style:parent-style-name="Standard">
      <style:paragraph-properties fo:margin-left="0.4in" fo:margin-right="0in" fo:margin-top="0.0835in" fo:margin-bottom="0.0835in" fo:line-height="0.1807in" fo:keep-together="always" fo:text-indent="-0.4in" style:auto-text-indent="false">
        <style:tab-stops>
          <style:tab-stop style:position="0.15in"/>
          <style:tab-stop style:position="0.4in"/>
        </style:tab-stops>
      </style:paragraph-properties>
      <style:text-properties fo:font-size="11.5pt" style:font-size-asian="11.5pt"/>
    </style:style>
    <style:style style:name="Bullet_20_First" style:display-name="Bullet First" style:family="paragraph" style:parent-style-name="Bullet" style:next-style-name="Bullet">
      <style:paragraph-properties fo:margin-top="0.1665in" fo:margin-bottom="0.0835in"/>
    </style:style>
    <style:style style:name="Bullet_20_Last" style:display-name="Bullet Last" style:family="paragraph" style:parent-style-name="Bullet" style:next-style-name="Body_20_Text_20_Cont">
      <style:paragraph-properties fo:margin-top="0.0835in" fo:margin-bottom="0.1665in"/>
    </style:style>
    <style:style style:name="Note_2f_Tip_2f_Caution" style:display-name="Note/Tip/Caution" style:family="paragraph" style:parent-style-name="Standard" style:next-style-name="Body_20_Text">
      <style:paragraph-properties fo:margin-top="0.25in" fo:margin-bottom="0.25in" fo:line-height="0.1945in" fo:orphans="0" fo:widows="0" fo:padding-left="0in" fo:padding-right="0in" fo:padding-top="0.139in" fo:padding-bottom="0.139in" fo:border-left="none" fo:border-right="none" fo:border-top="0.0071in solid #000000" fo:border-bottom="0.0071in solid #000000"/>
      <style:text-properties style:font-name="Arial Narrow" fo:font-size="10.5pt" style:font-size-asian="10.5pt" style:font-size-complex="12pt"/>
    </style:style>
    <style:style style:name="Code_20_Bold" style:display-name="Code Bold" style:family="paragraph" style:parent-style-name="Standard" style:next-style-name="Code">
      <style:paragraph-properties fo:margin-left="0in" fo:margin-right="0.1in" fo:margin-top="0in" fo:margin-bottom="0in" fo:line-height="0.1665in" fo:text-indent="0in" style:auto-text-indent="false"/>
      <style:text-properties fo:color="#800000" style:font-name="TheSansMonoConNormal" fo:font-size="10pt" fo:language="en" fo:country="US" fo:font-weight="bold" style:font-size-asian="10pt" style:font-weight-asian="bold"/>
    </style:style>
    <style:style style:name="Chapter_20_Number" style:display-name="Chapter Number" style:family="paragraph" style:next-style-name="Chapter_20_Title">
      <style:paragraph-properties fo:margin-top="0in" fo:margin-bottom="0.1665in" fo:orphans="2" fo:widows="2" fo:hyphenation-ladder-count="no-limit" fo:keep-with-next="always"/>
      <style:text-properties fo:text-transform="uppercase" style:use-window-font-color="true" style:font-name="Arial" fo:font-size="14pt" fo:language="en" fo:country="US" fo:font-weight="bold" style:font-name-asian="Arial" style:font-size-asian="14pt" style:font-weight-asian="bold" style:font-name-complex="Times New Roman" style:font-size-complex="14pt" style:language-complex="ar" style:country-complex="SA" fo:hyphenate="false" fo:hyphenation-remain-char-count="2" fo:hyphenation-push-char-count="2"/>
    </style:style>
    <style:style style:name="Chapter_20_Title" style:display-name="Chapter Title" style:family="paragraph" style:next-style-name="Body_20_Text_20_First">
      <style:paragraph-properties fo:margin-top="0.3335in" fo:margin-bottom="0.3335in" fo:orphans="2" fo:widows="2" fo:hyphenation-ladder-count="no-limit"/>
      <style:text-properties style:use-window-font-color="true" style:font-name="Arial" fo:font-size="30pt" fo:language="en" fo:country="US" fo:font-weight="bold" style:font-name-asian="Arial" style:font-size-asian="30pt" style:font-weight-asian="bold" style:font-name-complex="Times New Roman" style:font-size-complex="24pt" style:language-complex="ar" style:country-complex="SA" fo:hyphenate="false" fo:hyphenation-remain-char-count="2" fo:hyphenation-push-char-count="2"/>
    </style:style>
    <style:style style:name="Figure_20_Caption" style:display-name="Figure Caption" style:family="paragraph" style:next-style-name="Body_20_Text">
      <style:paragraph-properties fo:margin-top="0.1665in" fo:margin-bottom="0.1665in" fo:line-height="0.1945in" fo:orphans="2" fo:widows="2" fo:hyphenation-ladder-count="no-limit">
        <style:tab-stops>
          <style:tab-stop style:position="0.4in"/>
        </style:tab-stops>
      </style:paragraph-properties>
      <style:text-properties style:use-window-font-color="true" style:font-name="Times New Roman" fo:font-size="11pt" fo:language="en" fo:country="US" fo:font-style="italic" style:font-name-asian="Arial" style:font-size-asian="11pt" style:font-style-asian="italic" style:font-name-complex="Times New Roman" style:font-size-complex="10pt" style:language-complex="ar" style:country-complex="SA" fo:hyphenate="false" fo:hyphenation-remain-char-count="2" fo:hyphenation-push-char-count="2"/>
    </style:style>
    <style:style style:name="Code_20_Caption" style:display-name="Code Caption" style:family="paragraph" style:parent-style-name="Figure_20_Caption" style:next-style-name="Code_20_First">
      <style:paragraph-properties fo:margin-top="0.1665in" fo:margin-bottom="0.0835in"/>
    </style:style>
    <style:style style:name="Code_20_First" style:display-name="Code First" style:family="paragraph" style:parent-style-name="Standard" style:next-style-name="Code">
      <style:paragraph-properties fo:margin-left="0in" fo:margin-right="0.1in" fo:margin-top="0.111in" fo:margin-bottom="0in" fo:line-height="0.1665in" fo:text-indent="0in" style:auto-text-indent="false"/>
      <style:text-properties style:font-name="TheSansMonoConNormal" fo:font-size="10pt" fo:language="en" fo:country="US" style:font-size-asian="10pt"/>
    </style:style>
    <style:style style:name="Code_20_First_20_Bold" style:display-name="Code First Bold" style:family="paragraph" style:parent-style-name="Code_20_First" style:next-style-name="Code">
      <style:text-properties fo:color="#800000" fo:font-weight="bold" style:font-weight-asian="bold"/>
    </style:style>
    <style:style style:name="Code_20_Last" style:display-name="Code Last" style:family="paragraph" style:parent-style-name="Standard" style:next-style-name="Body_20_Text_20_Cont">
      <style:paragraph-properties fo:margin-left="0in" fo:margin-right="0.1in" fo:margin-top="0in" fo:margin-bottom="0.111in" fo:line-height="0.1665in" fo:text-indent="0in" style:auto-text-indent="false"/>
      <style:text-properties style:font-name="TheSansMonoConNormal" fo:font-size="10pt" fo:language="en" fo:country="US" style:font-size-asian="10pt"/>
    </style:style>
    <style:style style:name="Code_20_Last_20_Bold" style:display-name="Code Last Bold" style:family="paragraph" style:parent-style-name="Code_20_Last" style:next-style-name="Body_20_Text_20_Cont">
      <style:text-properties fo:color="#800000" fo:font-weight="bold" style:font-weight-asian="bold"/>
    </style:style>
    <style:style style:name="Bullet_20_Sub_20_List" style:display-name="Bullet Sub List" style:family="paragraph">
      <style:paragraph-properties fo:margin-left="0.8in" fo:margin-right="0in" fo:margin-top="0.0835in" fo:margin-bottom="0.0835in" fo:orphans="2" fo:widows="2" fo:hyphenation-ladder-count="no-limit" fo:text-indent="-0.8in" style:auto-text-indent="false">
        <style:tab-stops>
          <style:tab-stop style:position="0.55in"/>
          <style:tab-stop style:position="0.75in"/>
        </style:tab-stops>
      </style:paragraph-properties>
      <style:text-properties style:use-window-font-color="true" style:font-name="Times New Roman" fo:font-size="11.5pt" fo:language="en" fo:country="US" style:font-name-asian="Arial" style:font-size-asian="11.5pt" style:font-name-complex="Times New Roman" style:font-size-complex="10pt" style:language-complex="ar" style:country-complex="SA" fo:hyphenate="false" fo:hyphenation-remain-char-count="2" fo:hyphenation-push-char-count="2"/>
    </style:style>
    <style:style style:name="Num_20_Sub_20_List" style:display-name="Num Sub List" style:family="paragraph" style:parent-style-name="Bullet_20_Sub_20_List"/>
    <style:style style:name="Num_20_List" style:display-name="Num List" style:family="paragraph" style:parent-style-name="Standard">
      <style:paragraph-properties fo:margin-left="0.4in" fo:margin-right="0in" fo:margin-top="0.0835in" fo:margin-bottom="0.1665in" fo:line-height="0.1807in" fo:keep-together="always" fo:text-indent="-0.4in" style:auto-text-indent="false">
        <style:tab-stops>
          <style:tab-stop style:position="0.15in"/>
          <style:tab-stop style:position="0.4in"/>
        </style:tab-stops>
      </style:paragraph-properties>
      <style:text-properties fo:font-size="11.5pt" style:font-size-asian="11.5pt"/>
    </style:style>
    <style:style style:name="Code" style:family="paragraph" style:parent-style-name="Code_20_Bold">
      <style:text-properties fo:color="#000000" fo:font-weight="normal" style:font-weight-asian="normal"/>
    </style:style>
    <style:style style:name="Bibliography" style:family="paragraph" style:parent-style-name="Bullet_20_First">
      <style:paragraph-properties fo:margin-left="0.25in" fo:margin-right="0in" fo:margin-top="0.0835in" fo:margin-bottom="0in" fo:text-indent="-0.25in" style:auto-text-indent="false"/>
    </style:style>
    <style:style style:name="Index_20_Letter" style:display-name="Index Letter" style:family="paragraph" style:parent-style-name="Standard" style:next-style-name="Index_20_1">
      <style:paragraph-properties fo:margin-top="0.1665in" fo:margin-bottom="0in"/>
      <style:text-properties style:font-name="Arial" fo:font-size="14pt" fo:font-weight="bold" style:font-size-asian="14pt" style:font-weight-asian="bold"/>
    </style:style>
    <style:style style:name="Part_20_Opener_20_Text" style:display-name="Part Opener Text" style:family="paragraph" style:parent-style-name="Standard">
      <style:paragraph-properties fo:margin-top="0.0835in" fo:margin-bottom="0in" fo:line-height="150%"/>
      <style:text-properties style:font-name="Trebuchet MS" fo:font-size="11pt" fo:letter-spacing="-0.0043in" fo:font-weight="bold" style:font-size-asian="11pt" style:font-weight-asian="bold" style:font-size-complex="11pt"/>
    </style:style>
    <style:style style:name="SB_20_Code_20_First" style:display-name="SB Code First" style:family="paragraph" style:next-style-name="SB_20_Code">
      <style:paragraph-properties fo:margin-left="0.2in" fo:margin-right="0.2in" fo:margin-top="0.1665in" fo:margin-bottom="0in" fo:orphans="2" fo:widows="2" fo:hyphenation-ladder-count="no-limit" fo:text-indent="0in" style:auto-text-indent="false"/>
      <style:text-properties style:use-window-font-color="true" style:font-name="TheSansMonoConNormal" fo:font-size="10pt" fo:language="en" fo:country="US" style:font-name-asian="Arial" style:font-size-asian="10pt" style:font-name-complex="Times New Roman" style:font-size-complex="10pt" style:language-complex="ar" style:country-complex="SA" fo:hyphenate="false" fo:hyphenation-remain-char-count="2" fo:hyphenation-push-char-count="2"/>
    </style:style>
    <style:style style:name="Num_20_List_20_Last" style:display-name="Num List Last" style:family="paragraph" style:parent-style-name="Standard" style:next-style-name="Body_20_Text">
      <style:paragraph-properties fo:margin-left="0.4in" fo:margin-right="0in" fo:margin-top="0.0835in" fo:margin-bottom="0.1665in" fo:line-height="0.1807in" fo:keep-together="always" fo:text-indent="-0.4in" style:auto-text-indent="false">
        <style:tab-stops>
          <style:tab-stop style:position="0.15in"/>
          <style:tab-stop style:position="0.4in"/>
        </style:tab-stops>
      </style:paragraph-properties>
      <style:text-properties fo:font-size="11.5pt" style:font-size-asian="11.5pt"/>
    </style:style>
    <style:style style:name="Num_20_List_20_First" style:display-name="Num List First" style:family="paragraph" style:parent-style-name="Standard" style:next-style-name="Num_20_List">
      <style:paragraph-properties fo:margin-left="0.4in" fo:margin-right="0in" fo:margin-top="0.1665in" fo:margin-bottom="0.0835in" fo:line-height="0.1807in" fo:keep-together="always" fo:text-indent="-0.4in" style:auto-text-indent="false">
        <style:tab-stops>
          <style:tab-stop style:position="0.15in"/>
          <style:tab-stop style:position="0.4in"/>
        </style:tab-stops>
      </style:paragraph-properties>
      <style:text-properties fo:font-size="11.5pt" style:font-size-asian="11.5pt"/>
    </style:style>
    <style:style style:name="Part_20_Number" style:display-name="Part Number" style:family="paragraph" style:parent-style-name="Chapter_20_Number" style:next-style-name="Part_20_Title">
      <style:paragraph-properties fo:keep-with-next="auto"/>
    </style:style>
    <style:style style:name="Part_20_Title" style:display-name="Part Title" style:family="paragraph" style:parent-style-name="Chapter_20_Title" style:next-style-name="Part_20_Opener_20_Text">
      <style:paragraph-properties fo:margin-top="0in" fo:margin-bottom="0.3335in"/>
    </style:style>
    <style:style style:name="Production" style:family="paragraph" style:parent-style-name="Body_20_Text" style:next-style-name="Body_20_Text">
      <style:paragraph-properties fo:margin-top="0.1665in" fo:margin-bottom="0.1665in" fo:keep-together="always" fo:orphans="2" fo:widows="2" fo:keep-with-next="always"/>
      <style:text-properties fo:color="#0000ff" style:font-name="Times New Roman" fo:font-size="12pt" fo:language="en" fo:country="US" fo:font-style="italic" fo:font-weight="bold" style:font-name-asian="Times New Roman" style:font-size-asian="12pt" style:font-style-asian="italic" style:font-weight-asian="bold" style:font-name-complex="Times New Roman" style:font-size-complex="10pt" style:language-complex="ar" style:country-complex="SA"/>
    </style:style>
    <style:style style:name="Quote" style:family="paragraph" style:parent-style-name="Text_20_body" style:next-style-name="Quote_20_Source">
      <style:paragraph-properties fo:margin-left="0.3in" fo:margin-right="0.3in" fo:margin-top="0.222in" fo:margin-bottom="0.1665in" fo:text-align="justify" style:justify-single-word="false" fo:text-indent="0in" style:auto-text-indent="false"/>
      <style:text-properties fo:font-size="12pt" fo:font-style="italic" style:font-size-asian="12pt" style:font-style-asian="italic"/>
    </style:style>
    <style:style style:name="Results" style:family="paragraph" style:parent-style-name="Standard">
      <style:paragraph-properties fo:margin-left="0in" fo:margin-right="0.1in" fo:margin-top="0in" fo:margin-bottom="0in" fo:line-height="0.1665in" fo:text-indent="0in" style:auto-text-indent="false"/>
      <style:text-properties style:font-name="TheSansMonoConNormal" fo:font-size="10pt" fo:language="en" fo:country="US" style:font-size-asian="10pt"/>
    </style:style>
    <style:style style:name="Results_20_First" style:display-name="Results First" style:family="paragraph" style:parent-style-name="Code_20_First" style:next-style-name="Results">
      <style:paragraph-properties fo:margin-top="0.1665in" fo:margin-bottom="0in" fo:padding-left="0in" fo:padding-right="0in" fo:padding-top="0.0693in" fo:padding-bottom="0in" fo:border-left="none" fo:border-right="none" fo:border-top="0.0138in solid #808080" fo:border-bottom="none"/>
    </style:style>
    <style:style style:name="Results_20_Last" style:display-name="Results Last" style:family="paragraph" style:parent-style-name="Code_20_Last" style:next-style-name="Body_20_Text_20_Cont">
      <style:paragraph-properties fo:padding-left="0in" fo:padding-right="0in" fo:padding-top="0in" fo:padding-bottom="0.0693in" fo:border-left="none" fo:border-right="none" fo:border-top="none" fo:border-bottom="0.0138in solid #808080"/>
    </style:style>
    <style:style style:name="Results_20_Single" style:display-name="Results Single" style:family="paragraph" style:parent-style-name="Standard" style:next-style-name="Body_20_Text_20_Cont">
      <style:paragraph-properties fo:margin-left="0in" fo:margin-right="0.1in" fo:margin-top="0.1665in" fo:margin-bottom="0.1665in" fo:text-indent="0in" style:auto-text-indent="false" fo:padding-left="0in" fo:padding-right="0in" fo:padding-top="0.0693in" fo:padding-bottom="0.0693in" fo:border-left="none" fo:border-right="none" fo:border-top="0.0138in solid #808080" fo:border-bottom="0.0138in solid #808080"/>
      <style:text-properties style:font-name="TheSansMonoConNormal" fo:font-size="10pt" fo:language="en" fo:country="US" style:font-size-asian="10pt"/>
    </style:style>
    <style:style style:name="SB_20_Body_20_First" style:display-name="SB Body First" style:family="paragraph" style:parent-style-name="Standard" style:next-style-name="SB_20_Body">
      <style:paragraph-properties fo:margin-left="0.2in" fo:margin-right="0.2in" fo:margin-top="0.0835in" fo:margin-bottom="0.0835in" fo:text-indent="0in" style:auto-text-indent="false"/>
      <style:text-properties style:font-name="Arial Narrow" fo:font-size="10pt" style:font-size-asian="10pt"/>
    </style:style>
    <style:style style:name="SB_20_Num_20_List" style:display-name="SB Num List" style:family="paragraph">
      <style:paragraph-properties fo:margin-left="0.5299in" fo:margin-right="0.2in" fo:margin-top="0.1665in" fo:margin-bottom="0.1665in" fo:orphans="2" fo:widows="2" fo:hyphenation-ladder-count="no-limit" fo:text-indent="-0.3299in" style:auto-text-indent="false">
        <style:tab-stops>
          <style:tab-stop style:position="0.15in"/>
          <style:tab-stop style:position="0.3299in"/>
        </style:tab-stops>
      </style:paragraph-properties>
      <style:text-properties style:use-window-font-color="true" style:font-name="Arial Narrow" fo:font-size="10pt" fo:language="en" fo:country="US" style:font-name-asian="Arial" style:font-size-asian="10pt" style:font-name-complex="Times New Roman" style:font-size-complex="10pt" style:language-complex="ar" style:country-complex="SA" fo:hyphenate="false" fo:hyphenation-remain-char-count="2" fo:hyphenation-push-char-count="2"/>
    </style:style>
    <style:style style:name="SB_20_Num_20_List_20_First" style:display-name="SB Num List First" style:family="paragraph" style:parent-style-name="SB_20_Num_20_List" style:next-style-name="SB_20_Num_20_List"/>
    <style:style style:name="SB_20_Bullet_20_First" style:display-name="SB Bullet First" style:family="paragraph" style:parent-style-name="SB_20_Num_20_List_20_First" style:next-style-name="SB_20_Bullet">
      <style:paragraph-properties fo:margin-left="0.5299in" fo:margin-right="0in" fo:margin-top="0.1665in" fo:margin-bottom="0.0835in" fo:text-indent="-0.3in" style:auto-text-indent="false"/>
    </style:style>
    <style:style style:name="SB_20_Bullet" style:display-name="SB Bullet" style:family="paragraph" style:parent-style-name="SB_20_Bullet_20_First">
      <style:paragraph-properties fo:margin-left="0.5in" fo:margin-right="0.2in" fo:margin-top="0.0835in" fo:margin-bottom="0.0835in" fo:text-indent="-0.3in" style:auto-text-indent="false"/>
    </style:style>
    <style:style style:name="SB_20_Bullet_20_Last" style:display-name="SB Bullet Last" style:family="paragraph" style:parent-style-name="SB_20_Bullet" style:next-style-name="SB_20_Body_20_First">
      <style:paragraph-properties fo:margin-top="0.0835in" fo:margin-bottom="0.1665in"/>
    </style:style>
    <style:style style:name="SB_20_Head" style:display-name="SB Head" style:family="paragraph" style:next-style-name="SB_20_Body_20_First">
      <style:paragraph-properties fo:margin-left="0.2in" fo:margin-right="0.2in" fo:margin-top="0.25in" fo:margin-bottom="0.1665in" fo:text-align="center" style:justify-single-word="false" fo:orphans="2" fo:widows="2" fo:hyphenation-ladder-count="no-limit" fo:text-indent="0in" style:auto-text-indent="false" fo:background-color="#c0c0c0" fo:padding-left="0.0555in" fo:padding-right="0.0555in" fo:padding-top="0.0138in" fo:padding-bottom="0.0138in" fo:border="0.0138in solid #c0c0c0">
        <style:background-image/>
      </style:paragraph-properties>
      <style:text-properties fo:text-transform="uppercase" style:use-window-font-color="true" style:font-name="Arial" fo:font-size="11pt" fo:language="en" fo:country="US" fo:font-weight="bold" style:font-name-asian="Arial" style:font-size-asian="11pt" style:font-weight-asian="bold" style:font-name-complex="Times New Roman" style:font-size-complex="14pt" style:language-complex="ar" style:country-complex="SA" fo:hyphenate="false" fo:hyphenation-remain-char-count="2" fo:hyphenation-push-char-count="2"/>
    </style:style>
    <style:style style:name="SB_20_Body" style:display-name="SB Body" style:family="paragraph" style:parent-style-name="SB_20_Body_20_First">
      <style:paragraph-properties fo:margin-left="0.2in" fo:margin-right="0.2in" fo:text-indent="0.35in" style:auto-text-indent="false"/>
    </style:style>
    <style:style style:name="SB_20_Num_20_List_20_Last" style:display-name="SB Num List Last" style:family="paragraph" style:parent-style-name="SB_20_Num_20_List" style:next-style-name="SB_20_Body_20_First"/>
    <style:style style:name="SB_20_Subhead" style:display-name="SB Subhead" style:family="paragraph" style:next-style-name="SB_20_Body_20_First">
      <style:paragraph-properties fo:margin-left="0.2in" fo:margin-right="0.2in" fo:margin-top="0.0835in" fo:margin-bottom="0.1665in" fo:text-align="center" style:justify-single-word="false" fo:orphans="2" fo:widows="2" fo:hyphenation-ladder-count="no-limit" fo:text-indent="0in" style:auto-text-indent="false"/>
      <style:text-properties fo:color="#808080" style:font-name="Arial" fo:font-size="10.5pt" fo:language="en" fo:country="US" style:text-underline-style="solid" style:text-underline-width="auto" style:text-underline-color="font-color" fo:font-weight="bold" style:font-name-asian="Arial" style:font-size-asian="10.5pt" style:font-weight-asian="bold" style:font-name-complex="Times New Roman" style:font-size-complex="11pt" style:language-complex="ar" style:country-complex="SA" fo:hyphenate="false" fo:hyphenation-remain-char-count="2" fo:hyphenation-push-char-count="2"/>
    </style:style>
    <style:style style:name="SB_20_Code" style:display-name="SB Code" style:family="paragraph">
      <style:paragraph-properties fo:margin-left="0.2in" fo:margin-right="0.2in" fo:orphans="2" fo:widows="2" fo:hyphenation-ladder-count="no-limit" fo:text-indent="0in" style:auto-text-indent="false"/>
      <style:text-properties style:use-window-font-color="true" style:font-name="TheSansMonoConNormal" fo:font-size="10pt" fo:language="en" fo:country="US" style:font-name-asian="Arial" style:font-size-asian="10pt" style:font-name-complex="Times New Roman" style:font-size-complex="10pt" style:language-complex="ar" style:country-complex="SA" fo:hyphenate="false" fo:hyphenation-remain-char-count="2" fo:hyphenation-push-char-count="2"/>
    </style:style>
    <style:style style:name="SB_20_Code_20_Single" style:display-name="SB Code Single" style:family="paragraph" style:parent-style-name="SB_20_Code" style:next-style-name="SB_20_Body">
      <style:paragraph-properties fo:margin-top="0.1665in" fo:margin-bottom="0.1665in"/>
    </style:style>
    <style:style style:name="Table_20_Text" style:display-name="Table Text" style:family="paragraph">
      <style:paragraph-properties fo:margin-top="0in" fo:margin-bottom="0.0835in" fo:orphans="2" fo:widows="2" fo:hyphenation-ladder-count="no-limit"/>
      <style:text-properties style:use-window-font-color="true" style:font-name="Times New Roman" fo:font-size="10.5pt" fo:language="en" fo:country="US" style:font-name-asian="Arial" style:font-size-asian="10.5pt" style:font-name-complex="Times New Roman" style:font-size-complex="10pt" style:language-complex="ar" style:country-complex="SA" fo:hyphenate="false" fo:hyphenation-remain-char-count="2" fo:hyphenation-push-char-count="2"/>
    </style:style>
    <style:style style:name="Table_20_Caption" style:display-name="Table Caption" style:family="paragraph" style:parent-style-name="Figure_20_Caption" style:next-style-name="Table_20_Head">
      <style:paragraph-properties fo:margin-top="0.1665in" fo:margin-bottom="0.0835in"/>
    </style:style>
    <style:style style:name="Table_20_Head" style:display-name="Table Head" style:family="paragraph" style:next-style-name="Table_20_Text">
      <style:paragraph-properties fo:margin-left="0.5in" fo:margin-right="0in" fo:margin-top="0.0835in" fo:margin-bottom="0.0835in" fo:line-height="0.1665in" fo:orphans="2" fo:widows="2" fo:hyphenation-ladder-count="no-limit" fo:text-indent="-0.5in" style:auto-text-indent="false" fo:padding-left="0in" fo:padding-right="0in" fo:padding-top="0.0417in" fo:padding-bottom="0in" fo:border-left="none" fo:border-right="none" fo:border-top="0.0071in solid #000000" fo:border-bottom="none" fo:keep-with-next="always"/>
      <style:text-properties style:use-window-font-color="true" style:font-name="Arial Narrow" fo:font-size="10.5pt" fo:language="en" fo:country="US" fo:font-weight="bold" style:font-name-asian="Arial" style:font-size-asian="10.5pt" style:font-weight-asian="bold" style:font-name-complex="Times New Roman" style:font-size-complex="10pt" style:language-complex="ar" style:country-complex="SA" fo:hyphenate="false" fo:hyphenation-remain-char-count="2" fo:hyphenation-push-char-count="2"/>
    </style:style>
    <style:style style:name="Table_20_Footnote" style:display-name="Table Footnote" style:family="paragraph" style:parent-style-name="Table_20_Text" style:next-style-name="Body_20_Text_20_Cont">
      <style:paragraph-properties fo:margin-top="0.0417in" fo:margin-bottom="0.1665in"/>
      <style:text-properties fo:font-size="9pt" fo:font-style="italic" style:font-size-asian="9pt" style:font-style-asian="italic"/>
    </style:style>
    <style:style style:name="Table_20_Subhead" style:display-name="Table Subhead" style:family="paragraph" style:next-style-name="Table_20_Text">
      <style:paragraph-properties fo:margin-top="0.0835in" fo:margin-bottom="0.0835in" fo:line-height="0.1665in" fo:keep-together="always" fo:orphans="2" fo:widows="2" fo:hyphenation-ladder-count="no-limit" fo:keep-with-next="always"/>
      <style:text-properties fo:color="#808080" style:font-name="Times New Roman" fo:font-size="10pt" fo:language="en" fo:country="US" style:text-underline-style="solid" style:text-underline-width="auto" style:text-underline-color="font-color" fo:font-weight="bold" style:font-name-asian="Arial" style:font-size-asian="10pt" style:font-weight-asian="bold" style:font-name-complex="Times New Roman" style:font-size-complex="10pt" style:language-complex="ar" style:country-complex="SA" fo:hyphenate="false" fo:hyphenation-remain-char-count="2" fo:hyphenation-push-char-count="2"/>
    </style:style>
    <style:style style:name="Table_20_Text_20_Last" style:display-name="Table Text Last" style:family="paragraph" style:parent-style-name="Table_20_Text" style:next-style-name="Body_20_Text_20_Cont">
      <style:paragraph-properties fo:margin-top="0in" fo:margin-bottom="0.1665in" fo:padding-left="0in" fo:padding-right="0in" fo:padding-top="0in" fo:padding-bottom="0.0417in" fo:border-left="none" fo:border-right="none" fo:border-top="none" fo:border-bottom="0.0071in solid #000000"/>
    </style:style>
    <style:style style:name="Unnumbered" style:family="paragraph">
      <style:paragraph-properties fo:margin-left="0.25in" fo:margin-right="0in" fo:margin-top="0.0835in" fo:margin-bottom="0in" fo:orphans="2" fo:widows="2" fo:hyphenation-ladder-count="no-limit" fo:text-indent="0in" style:auto-text-indent="false" style:text-autospace="none" style:punctuation-wrap="simple" style:vertical-align="baseline"/>
      <style:text-properties style:use-window-font-color="true" style:font-name="Times New Roman" fo:font-size="11.5pt" fo:language="en" fo:country="US" style:font-name-asian="Arial" style:font-size-asian="11.5pt" style:font-name-complex="Times New Roman" style:font-size-complex="11.5pt" style:language-complex="ar" style:country-complex="SA" fo:hyphenate="false" fo:hyphenation-remain-char-count="2" fo:hyphenation-push-char-count="2"/>
    </style:style>
    <style:style style:name="Unnumbered_20_First" style:display-name="Unnumbered First" style:family="paragraph" style:parent-style-name="Unnumbered" style:next-style-name="Unnumbered">
      <style:paragraph-properties fo:margin-top="0.1665in" fo:margin-bottom="0.0835in"/>
    </style:style>
    <style:style style:name="Unnumbered_20_Last" style:display-name="Unnumbered Last" style:family="paragraph" style:parent-style-name="Unnumbered" style:next-style-name="Body_20_Text_20_Cont">
      <style:paragraph-properties fo:margin-top="0.0835in" fo:margin-bottom="0.1665in"/>
    </style:style>
    <style:style style:name="Quote_20_Source" style:display-name="Quote Source" style:family="paragraph" style:parent-style-name="Quote" style:next-style-name="Body_20_Text">
      <style:paragraph-properties fo:margin-left="0in" fo:margin-right="0in" fo:margin-top="0in" fo:margin-bottom="0.1665in" fo:text-align="end" style:justify-single-word="false" fo:text-indent="0in" style:auto-text-indent="false"/>
      <style:text-properties fo:font-style="normal" style:font-style-asian="normal"/>
    </style:style>
    <style:style style:name="SB_20_Sub_20_List" style:display-name="SB Sub List" style:family="paragraph" style:parent-style-name="SB_20_Bullet">
      <style:paragraph-properties fo:margin-left="0.8in" fo:margin-right="0.2in" fo:text-indent="-0.4in" style:auto-text-indent="false">
        <style:tab-stops>
          <style:tab-stop style:position="0.15in"/>
          <style:tab-stop style:position="0.3299in"/>
          <style:tab-stop style:position="0.5299in"/>
        </style:tab-stops>
      </style:paragraph-properties>
    </style:style>
    <style:style style:name="SB_20_Code_20_Last" style:display-name="SB Code Last" style:family="paragraph" style:parent-style-name="SB_20_Code" style:next-style-name="SB_20_Body_20_First">
      <style:paragraph-properties fo:margin-top="0in" fo:margin-bottom="0.1665in"/>
    </style:style>
    <style:style style:name="Exercise_20_Head" style:display-name="Exercise Head" style:family="paragraph" style:parent-style-name="SB_20_Head" style:next-style-name="Exercise_20_Body">
      <style:paragraph-properties fo:margin-left="0in" fo:margin-right="0in" fo:text-indent="0in" style:auto-text-indent="false" fo:background-color="#333333" fo:padding-left="0.0555in" fo:padding-right="0.0555in" fo:padding-top="0.0138in" fo:padding-bottom="0.0138in" fo:border="0.0138in solid #000000">
        <style:background-image/>
      </style:paragraph-properties>
      <style:text-properties fo:font-variant="normal" fo:text-transform="none" fo:color="#ffffff" style:font-size-complex="11pt"/>
    </style:style>
    <style:style style:name="Exercise_20_Body" style:display-name="Exercise Body" style:family="paragraph">
      <style:paragraph-properties fo:margin-top="0.0835in" fo:margin-bottom="0.0835in" fo:orphans="2" fo:widows="2" fo:hyphenation-ladder-count="no-limit"/>
      <style:text-properties style:use-window-font-color="true" style:font-name="Arial Narrow" fo:font-size="10pt" fo:language="en" fo:country="US" style:font-name-asian="Arial" style:font-size-asian="10pt" style:font-name-complex="Times New Roman" style:font-size-complex="10pt" style:language-complex="ar" style:country-complex="SA" fo:hyphenate="false" fo:hyphenation-remain-char-count="2" fo:hyphenation-push-char-count="2"/>
    </style:style>
    <style:style style:name="Exercise_20_Body_20_Last" style:display-name="Exercise Body Last" style:family="paragraph" style:parent-style-name="SB_20_Body_20_First" style:next-style-name="Body_20_Text_20_Cont">
      <style:paragraph-properties fo:margin-left="0in" fo:margin-right="0in" fo:margin-top="0.0835in" fo:margin-bottom="0.1665in" fo:text-indent="0in" style:auto-text-indent="false" fo:padding-left="0in" fo:padding-right="0in" fo:padding-top="0in" fo:padding-bottom="0.1665in" fo:border-left="none" fo:border-right="none" fo:border-top="none" fo:border-bottom="0.0138in solid #000000"/>
    </style:style>
    <style:style style:name="Glossary_20_Head" style:display-name="Glossary Head" style:family="paragraph" style:parent-style-name="Standard" style:next-style-name="Glossary_20_Text">
      <style:paragraph-properties fo:margin-top="0.0835in" fo:margin-bottom="0in"/>
      <style:text-properties style:font-name="Arial" fo:font-weight="bold" style:font-weight-asian="bold" style:font-size-complex="12pt"/>
    </style:style>
    <style:style style:name="Glossary_20_Text" style:display-name="Glossary Text" style:family="paragraph" style:parent-style-name="Standard">
      <style:paragraph-properties fo:margin-left="0.25in" fo:margin-right="0in" fo:margin-top="0.0417in" fo:margin-bottom="0.1665in" fo:text-indent="0in" style:auto-text-indent="false"/>
      <style:text-properties fo:font-size="11.5pt" style:font-size-asian="11.5pt"/>
    </style:style>
    <style:style style:name="FM_20_Title" style:display-name="FM Title" style:family="paragraph" style:parent-style-name="Standard" style:next-style-name="FM_20_Subtitle">
      <style:paragraph-properties fo:text-align="center" style:justify-single-word="false"/>
      <style:text-properties style:font-name="Trebuchet MS" fo:font-size="24pt" style:font-size-asian="24pt"/>
    </style:style>
    <style:style style:name="FM_20_Subtitle" style:display-name="FM Subtitle" style:family="paragraph" style:parent-style-name="FM_20_Title" style:next-style-name="FM_20_Author">
      <style:text-properties fo:color="#808080" fo:font-size="12pt" fo:font-weight="bold" style:font-size-asian="12pt" style:font-weight-asian="bold"/>
    </style:style>
    <style:style style:name="FM_20_Author" style:display-name="FM Author" style:family="paragraph" style:parent-style-name="Standard">
      <style:paragraph-properties fo:margin-top="0.25in" fo:margin-bottom="0.0835in" fo:text-align="center" style:justify-single-word="false"/>
      <style:text-properties fo:text-transform="uppercase" style:font-name="Arial" fo:font-size="11pt" fo:font-weight="bold" style:font-size-asian="11pt" style:font-weight-asian="bold" style:font-size-complex="12pt"/>
    </style:style>
    <style:style style:name="FM_20_Copyright" style:display-name="FM Copyright" style:family="paragraph">
      <style:paragraph-properties fo:margin-top="0.0835in" fo:margin-bottom="0.0835in" fo:orphans="2" fo:widows="2" fo:hyphenation-ladder-count="no-limit"/>
      <style:text-properties style:use-window-font-color="true" style:font-name="Times New Roman" fo:font-size="10.5pt" fo:language="en" fo:country="US" style:font-name-asian="Arial" style:font-size-asian="10.5pt" style:font-name-complex="Times New Roman" style:font-size-complex="10pt" style:language-complex="ar" style:country-complex="SA" fo:hyphenate="false" fo:hyphenation-remain-char-count="2" fo:hyphenation-push-char-count="2"/>
    </style:style>
    <style:style style:name="FM_20_Copyright_20_Credits" style:display-name="FM Copyright Credits" style:family="paragraph" style:parent-style-name="Standard">
      <style:paragraph-properties fo:margin-left="0.45in" fo:margin-right="0in" fo:margin-top="0.1665in" fo:margin-bottom="0in" fo:text-indent="-0.2in" style:auto-text-indent="false"/>
      <style:text-properties fo:font-size="10.5pt" style:font-size-asian="10.5pt"/>
    </style:style>
    <style:style style:name="FM_20_Dedication" style:display-name="FM Dedication" style:family="paragraph" style:parent-style-name="Standard">
      <style:paragraph-properties fo:text-align="center" style:justify-single-word="false"/>
      <style:text-properties fo:font-style="italic" style:font-style-asian="italic"/>
    </style:style>
    <style:style style:name="FM_20_Head" style:display-name="FM Head" style:family="paragraph" style:parent-style-name="Chapter_20_Title" style:next-style-name="Body_20_Text_20_First">
      <style:text-properties style:font-name="Trebuchet MS" fo:letter-spacing="-0.0138in" style:font-size-complex="30pt"/>
    </style:style>
    <style:style style:name="FM_20_Copyright_20_Credits_20_Last" style:display-name="FM Copyright Credits Last" style:family="paragraph" style:parent-style-name="FM_20_Copyright_20_Credits" style:next-style-name="FM_20_Copyright">
      <style:paragraph-properties fo:margin-top="0in" fo:margin-bottom="0.1665in"/>
    </style:style>
    <style:style style:name="Code_20_Single" style:display-name="Code Single" style:family="paragraph" style:parent-style-name="Standard" style:next-style-name="Body_20_Text_20_Cont">
      <style:paragraph-properties fo:margin-left="0in" fo:margin-right="0.1in" fo:margin-top="0.0835in" fo:margin-bottom="0.0835in" fo:line-height="0.1665in" fo:text-indent="0in" style:auto-text-indent="false"/>
      <style:text-properties style:font-name="TheSansMonoConNormal" fo:font-size="10pt" fo:language="en" fo:country="US" style:font-size-asian="10pt"/>
    </style:style>
    <style:style style:name="Query" style:family="paragraph" style:parent-style-name="Production" style:next-style-name="Body_20_Text">
      <style:text-properties fo:color="#ff0000"/>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Figure" style:family="paragraph" style:next-style-name="Figure_20_Caption">
      <style:paragraph-properties fo:margin-top="0.0835in" fo:margin-bottom="0.0138in" fo:text-align="center" style:justify-single-word="false" fo:orphans="2" fo:widows="2" fo:hyphenation-ladder-count="no-limit"/>
      <style:text-properties style:use-window-font-color="true" style:font-name="Arial" fo:font-size="9pt" fo:language="en" fo:country="US" style:font-name-asian="Arial" style:font-size-asian="9pt" style:font-name-complex="Times New Roman" style:font-size-complex="10pt" style:language-complex="ar" style:country-complex="SA" fo:hyphenate="false" fo:hyphenation-remain-char-count="2" fo:hyphenation-push-char-count="2"/>
    </style:style>
    <style:style style:name="EndOfChapter" style:family="paragraph" style:parent-style-name="Text_20_body"/>
    <style:style style:name="Footnote_20_Text" style:display-name="Footnote Text" style:family="paragraph" style:parent-style-name="Standard">
      <style:text-properties fo:font-size="10pt" style:font-size-asian="10pt"/>
    </style:style>
    <style:style style:name="Answer" style:family="paragraph" style:parent-style-name="Body_20_Text_20_First">
      <style:paragraph-properties fo:padding="0in" fo:border-left="none" fo:border-right="none" fo:border-top="none" fo:border-bottom="0.0008in solid #000000"/>
    </style:style>
    <style:style style:name="WW8Num2z0" style:family="text">
      <style:text-properties style:font-name="Symbol" fo:font-size="9pt" style:font-size-asian="9pt" style:font-name-complex="StarSymbol" style:font-size-complex="9pt"/>
    </style:style>
    <style:style style:name="WW8Num3z0" style:family="text">
      <style:text-properties style:font-name="Wingdings" fo:font-size="9pt" style:font-size-asian="9pt" style:font-name-complex="StarSymbol" style:font-size-complex="9pt"/>
    </style:style>
    <style:style style:name="WW8Num3z1" style:family="text">
      <style:text-properties style:font-name="Wingdings 2" fo:font-size="9pt" style:font-size-asian="9pt" style:font-name-complex="StarSymbol" style:font-size-complex="9pt"/>
    </style:style>
    <style:style style:name="WW8Num3z2" style:family="text">
      <style:text-properties style:font-name="StarSymbol" fo:font-size="9pt" style:font-size-asian="9pt" style:font-name-complex="StarSymbol" style:font-size-complex="9pt"/>
    </style:style>
    <style:style style:name="Default_20_Paragraph_20_Font" style:display-name="Default Paragraph Font" style:family="text"/>
    <style:style style:name="WW-Default_20_Paragraph_20_Font" style:display-name="WW-Default Paragraph Font" style:family="text"/>
    <style:style style:name="Footnote_20_Symbol" style:display-name="Footnote Symbol" style:family="text" style:parent-style-name="WW-Default_20_Paragraph_20_Font">
      <style:text-properties style:text-position="super 58%"/>
    </style:style>
    <style:style style:name="Caption_20_characters" style:display-name="Caption characters"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Reference" style:display-name="Footnote Reference" style:family="text">
      <style:text-properties style:text-position="super 58%"/>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2z0" style:family="text">
      <style:text-properties style:font-name="Symbol"/>
    </style:style>
    <style:style style:name="WW8Num12z1" style:family="text">
      <style:text-properties style:font-name="Courier New" style:font-name-complex="Courier New"/>
    </style:style>
    <style:style style:name="WW8Num12z2" style:family="text">
      <style:text-properties style:font-name="Wingdings"/>
    </style:style>
    <style:style style:name="WW8Num14z0" style:family="text">
      <style:text-properties style:font-name="Symbol" style:font-name-asian="Times New Roman" style:font-name-complex="Times New Roman"/>
    </style:style>
    <style:style style:name="WW8Num14z1" style:family="text">
      <style:text-properties style:font-name="Courier New"/>
    </style:style>
    <style:style style:name="WW8Num14z2" style:family="text">
      <style:text-properties style:font-name="Wingdings"/>
    </style:style>
    <style:style style:name="WW8Num14z3" style:family="text">
      <style:text-properties style:font-name="Symbol"/>
    </style:style>
    <style:style style:name="WW8Num15z1" style:family="text">
      <style:text-properties style:font-name="Wingdings"/>
    </style:style>
    <style:style style:name="WW8Num15z3" style:family="text">
      <style:text-properties style:font-name="Symbol"/>
    </style:style>
    <style:style style:name="WW8Num17z0" style:family="text">
      <style:text-properties style:font-name="Wingdings" fo:font-size="8pt" style:font-size-asian="8pt"/>
    </style:style>
    <style:style style:name="WW8Num17z1" style:family="text">
      <style:text-properties style:font-name="Courier New"/>
    </style:style>
    <style:style style:name="WW8Num17z2" style:family="text">
      <style:text-properties style:font-name="Wingdings"/>
    </style:style>
    <style:style style:name="WW8Num17z3" style:family="text">
      <style:text-properties style:font-name="Symbol"/>
    </style:style>
    <style:style style:name="WW8Num18z0" style:family="text">
      <style:text-properties style:font-name="Symbol" style:font-name-asian="Times New Roman" style:font-name-complex="Times New Roman"/>
    </style:style>
    <style:style style:name="WW8Num18z1" style:family="text">
      <style:text-properties style:font-name="Courier New"/>
    </style:style>
    <style:style style:name="WW8Num18z2" style:family="text">
      <style:text-properties style:font-name="Wingdings"/>
    </style:style>
    <style:style style:name="WW8Num18z3" style:family="text">
      <style:text-properties style:font-name="Symbol"/>
    </style:style>
    <style:style style:name="WW8Num19z0" style:family="text">
      <style:text-properties style:font-name="Symbol" style:font-name-asian="Times New Roman" style:font-name-complex="Times New Roman"/>
    </style:style>
    <style:style style:name="WW8Num19z1" style:family="text">
      <style:text-properties style:font-name="Courier New"/>
    </style:style>
    <style:style style:name="WW8Num19z2" style:family="text">
      <style:text-properties style:font-name="Wingdings"/>
    </style:style>
    <style:style style:name="WW8Num19z3" style:family="text">
      <style:text-properties style:font-name="Symbol"/>
    </style:style>
    <style:style style:name="WW8Num20z0" style:family="text">
      <style:text-properties style:font-name="Symbol" style:font-name-asian="Times New Roman" style:font-name-complex="Times New Roman"/>
    </style:style>
    <style:style style:name="WW8Num20z1" style:family="text">
      <style:text-properties style:font-name="Courier New"/>
    </style:style>
    <style:style style:name="WW8Num20z2" style:family="text">
      <style:text-properties style:font-name="Wingdings"/>
    </style:style>
    <style:style style:name="WW8Num20z3" style:family="text">
      <style:text-properties style:font-name="Symbol"/>
    </style:style>
    <style:style style:name="WW8Num22z1" style:family="text">
      <style:text-properties style:font-name="Wingdings"/>
    </style:style>
    <style:style style:name="WW8Num22z3" style:family="text">
      <style:text-properties style:font-name="Symbol"/>
    </style:style>
    <style:style style:name="WW8NumSt3z0" style:family="text">
      <style:text-properties style:font-name="CommonBullets" fo:font-size="10pt" style:font-size-asian="10pt" style:font-name-complex="Times New Roman" style:font-size-complex="10pt"/>
    </style:style>
    <style:style style:name="WW8NumSt4z0" style:family="text">
      <style:text-properties style:font-name="Wingdings" fo:font-size="8pt" style:font-size-asian="8pt" style:font-name-complex="Times New Roman" style:font-size-complex="8pt"/>
    </style:style>
    <style:style style:name="WW8NumSt6z0" style:family="text">
      <style:text-properties style:font-name="CommonBullets" fo:font-size="10pt" style:font-size-asian="10pt" style:font-name-complex="Times New Roman" style:font-size-complex="10pt"/>
    </style:style>
    <style:style style:name="WW8NumSt8z0" style:family="text">
      <style:text-properties style:font-name="Wingdings" fo:font-size="8pt" style:font-size-asian="8pt" style:font-name-complex="Times New Roman" style:font-size-complex="8pt"/>
    </style:style>
    <style:style style:name="WW8NumSt9z0" style:family="text">
      <style:text-properties style:font-name="Wingdings" fo:font-size="8pt" style:font-size-asian="8pt"/>
    </style:style>
    <style:style style:name="Code_20_Inline" style:display-name="Code Inline" style:family="text" style:parent-style-name="WW-Default_20_Paragraph_20_Font">
      <style:text-properties fo:color="#008000" style:font-name="TheSansMonoConNormal" fo:font-size="10pt" style:font-size-asian="10pt" style:font-size-complex="10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WW8Num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2.5in" text:min-label-width="0.25in"/>
      </text:list-level-style-number>
    </text:list-style>
    <text:list-style style:name="WW8Num2">
      <text:list-level-style-bullet text:level="1" text:style-name="WW8Num2z0" style:num-suffix="." text:bullet-char="">
        <style:list-level-properties text:space-before="0.25in" text:min-label-width="0.25in"/>
        <style:text-properties style:font-name="Symbol"/>
      </text:list-level-style-bullet>
      <text:list-level-style-bullet text:level="2" text:style-name="WW8Num2z0" style:num-suffix="." text:bullet-char="">
        <style:list-level-properties text:space-before="0.5in" text:min-label-width="0.25in"/>
        <style:text-properties style:font-name="Symbol"/>
      </text:list-level-style-bullet>
      <text:list-level-style-bullet text:level="3" text:style-name="WW8Num2z0" style:num-suffix="." text:bullet-char="">
        <style:list-level-properties text:space-before="0.75in" text:min-label-width="0.25in"/>
        <style:text-properties style:font-name="Symbol"/>
      </text:list-level-style-bullet>
      <text:list-level-style-bullet text:level="4" text:style-name="WW8Num2z0" style:num-suffix="." text:bullet-char="">
        <style:list-level-properties text:space-before="1in" text:min-label-width="0.25in"/>
        <style:text-properties style:font-name="Symbol"/>
      </text:list-level-style-bullet>
      <text:list-level-style-bullet text:level="5" text:style-name="WW8Num2z0" style:num-suffix="." text:bullet-char="">
        <style:list-level-properties text:space-before="1.25in" text:min-label-width="0.25in"/>
        <style:text-properties style:font-name="Symbol"/>
      </text:list-level-style-bullet>
      <text:list-level-style-bullet text:level="6" text:style-name="WW8Num2z0" style:num-suffix="." text:bullet-char="">
        <style:list-level-properties text:space-before="1.5in" text:min-label-width="0.25in"/>
        <style:text-properties style:font-name="Symbol"/>
      </text:list-level-style-bullet>
      <text:list-level-style-bullet text:level="7" text:style-name="WW8Num2z0" style:num-suffix="." text:bullet-char="">
        <style:list-level-properties text:space-before="1.75in" text:min-label-width="0.25in"/>
        <style:text-properties style:font-name="Symbol"/>
      </text:list-level-style-bullet>
      <text:list-level-style-bullet text:level="8" text:style-name="WW8Num2z0" style:num-suffix="." text:bullet-char="">
        <style:list-level-properties text:space-before="2in" text:min-label-width="0.25in"/>
        <style:text-properties style:font-name="Symbol"/>
      </text:list-level-style-bullet>
      <text:list-level-style-bullet text:level="9" text:style-name="WW8Num2z0" style:num-suffix="." text:bullet-char="">
        <style:list-level-properties text:space-before="2.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3">
      <text:list-level-style-bullet text:level="1" text:style-name="WW8Num3z0" style:num-suffix="." text:bullet-char="">
        <style:list-level-properties text:space-before="0.25in" text:min-label-width="0.25in"/>
        <style:text-properties style:font-name="Wingdings"/>
      </text:list-level-style-bullet>
      <text:list-level-style-bullet text:level="2" text:style-name="WW8Num3z1" style:num-suffix="." text:bullet-char="">
        <style:list-level-properties text:space-before="0.5in" text:min-label-width="0.25in"/>
        <style:text-properties style:font-name="Wingdings 2"/>
      </text:list-level-style-bullet>
      <text:list-level-style-bullet text:level="3" text:style-name="WW8Num3z2" style:num-suffix="." text:bullet-char="■">
        <style:list-level-properties text:space-before="0.75in" text:min-label-width="0.25in"/>
        <style:text-properties style:font-name="StarSymbol"/>
      </text:list-level-style-bullet>
      <text:list-level-style-bullet text:level="4" text:style-name="WW8Num3z0" style:num-suffix="." text:bullet-char="">
        <style:list-level-properties text:space-before="1in" text:min-label-width="0.25in"/>
        <style:text-properties style:font-name="Wingdings"/>
      </text:list-level-style-bullet>
      <text:list-level-style-bullet text:level="5" text:style-name="WW8Num3z1" style:num-suffix="." text:bullet-char="">
        <style:list-level-properties text:space-before="1.25in" text:min-label-width="0.25in"/>
        <style:text-properties style:font-name="Wingdings 2"/>
      </text:list-level-style-bullet>
      <text:list-level-style-bullet text:level="6" text:style-name="WW8Num3z2" style:num-suffix="." text:bullet-char="■">
        <style:list-level-properties text:space-before="1.5in" text:min-label-width="0.25in"/>
        <style:text-properties style:font-name="StarSymbol"/>
      </text:list-level-style-bullet>
      <text:list-level-style-bullet text:level="7" text:style-name="WW8Num3z0" style:num-suffix="." text:bullet-char="">
        <style:list-level-properties text:space-before="1.75in" text:min-label-width="0.25in"/>
        <style:text-properties style:font-name="Wingdings"/>
      </text:list-level-style-bullet>
      <text:list-level-style-bullet text:level="8" text:style-name="WW8Num3z1" style:num-suffix="." text:bullet-char="">
        <style:list-level-properties text:space-before="2in" text:min-label-width="0.25in"/>
        <style:text-properties style:font-name="Wingdings 2"/>
      </text:list-level-style-bullet>
      <text:list-level-style-bullet text:level="9" text:style-name="WW8Num3z2" style:num-suffix="." text:bullet-char="■">
        <style:list-level-properties text:space-before="2.25in" text:min-label-width="0.25in"/>
        <style:text-properties style:font-name="StarSymbol"/>
      </text:list-level-style-bullet>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2$Build-9286</meta:generator>
    <dc:title>Exploration 53 - Locales and Facets</dc:title>
    <dc:subject>Exploring C++</dc:subject>
    <meta:initial-creator>Ray Lischner</meta:initial-creator>
    <meta:creation-date>2006-03-30T10:01:00</meta:creation-date>
    <dc:creator>Ray Lischner</dc:creator>
    <dc:date>2008-09-12T22:25:06</dc:date>
    <meta:editing-cycles>8</meta:editing-cycles>
    <meta:editing-duration>P23DT22H37M21S</meta:editing-duration>
    <meta:user-defined meta:name="codex-config-file">apress-cpp-dox.xml</meta:user-defined>
    <meta:user-defined meta:name="codex-chapter-number">53</meta:user-defined>
    <meta:user-defined meta:name="codex-doxygen"/>
    <meta:user-defined meta:name="Info 4"/>
    <meta:user-defined meta:name="codex-configfile" meta:value-type="string">apress-cpp-dox.xml</meta:user-defined>
    <meta:user-defined meta:name="codex-chapter-number" meta:value-type="string">54</meta:user-defined>
    <meta:document-statistic meta:table-count="3" meta:image-count="0" meta:object-count="0" meta:page-count="13" meta:paragraph-count="465" meta:word-count="4530" meta:character-count="28210"/>
  </office:meta>
</office:document-meta>
</file>